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1EB70000819B00003A653728BE2E112D5303.svg" manifest:media-type="image/svg+xml"/>
  <manifest:file-entry manifest:full-path="Pictures/100048B800001B6E00000B7822A3FAAEBE51E006.wmf" manifest:media-type="image/x-wmf"/>
  <manifest:file-entry manifest:full-path="Pictures/10000000000008A80000067E0718B814CD2AB836.jpg" manifest:media-type="image/jpeg"/>
  <manifest:file-entry manifest:full-path="Pictures/10000201000001B9000001213E8B7A91CF864300.png" manifest:media-type="image/png"/>
  <manifest:file-entry manifest:full-path="Pictures/100002010000041E000001DBA002318E9994B0B7.png" manifest:media-type="image/png"/>
  <manifest:file-entry manifest:full-path="Pictures/1000020100000162000000943D264FD9C4862A6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Mono6" svg:font-family="'Liberation Mono'" style:font-pitch="fixed"/>
    <style:font-face style:name="Liberation Mono3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iberation Mono5" svg:font-family="'Liberation Mono'" style:font-pitch="variable"/>
    <style:font-face style:name="Liberation Sans7" svg:font-family="'Liberation Sans'" style:font-pitch="variable"/>
    <style:font-face style:name="OpenSymbol1" svg:font-family="OpenSymbol, 'Arial Unicode MS'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6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fill-color="#f0e6ff" draw:textarea-horizontal-align="justify" draw:textarea-vertical-align="middle" draw:auto-grow-height="false" fo:min-height="1.7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49cm"/>
      <style:paragraph-properties style:writing-mode="lr-tb"/>
    </style:style>
    <style:style style:name="gr5" style:family="graphic" style:parent-style-name="standard">
      <style:graphic-properties svg:stroke-color="#000000" draw:fill-color="#ffffff" draw:textarea-horizontal-align="justify" draw:textarea-vertical-align="top" draw:auto-grow-height="false" fo:min-height="7.25cm" fo:min-width="7cm"/>
      <style:paragraph-properties style:writing-mode="lr-tb"/>
    </style:style>
    <style:style style:name="gr6" style:family="graphic" style:parent-style-name="standard">
      <style:graphic-properties svg:stroke-color="#000000" draw:marker-start="" draw:marker-start-width="0.3cm" draw:marker-end="" draw:marker-end-width="0.3cm" draw:textarea-vertical-align="middle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1.91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15cm" fo:min-width="1.916cm"/>
      <style:paragraph-properties style:writing-mode="lr-tb"/>
    </style:style>
    <style:style style:name="gr10" style:family="graphic" style:parent-style-name="standard">
      <style:graphic-properties draw:stroke="solid" draw:stroke-dash="Dashed_20__28_var_29__20_4" svg:stroke-width="0cm" svg:stroke-color="#000000" draw:stroke-linejoin="none" svg:stroke-linecap="butt" draw:fill="solid" draw:fill-color="#ffffcc" draw:textarea-horizontal-align="center" draw:textarea-vertical-align="middle"/>
    </style:style>
    <style:style style:name="gr11" style:family="graphic" style:parent-style-name="standard">
      <style:graphic-properties draw:stroke="solid" draw:stroke-dash="Dashed_20__28_var_29__20_4" svg:stroke-width="0.024cm" svg:stroke-color="#000000" draw:stroke-linejoin="round" svg:stroke-linecap="butt" draw:fill="solid" draw:fill-color="#ffffcc" draw:textarea-horizontal-align="center" draw:textarea-vertical-align="middle" fo:padding-top="0.012cm" fo:padding-bottom="0.012cm" fo:padding-left="0.012cm" fo:padding-right="0.012cm"/>
    </style:style>
    <style:style style:name="gr12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27cm" fo:min-width="4.62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27cm" fo:min-width="5.92cm"/>
      <style:paragraph-properties style:writing-mode="lr-tb"/>
    </style:style>
    <style:style style:name="gr15" style:family="graphic" style:parent-style-name="standard">
      <style:graphic-properties svg:stroke-color="#000000" draw:fill-color="#f0e6ff" draw:textarea-horizontal-align="justify" draw:textarea-vertical-align="middle" draw:auto-grow-height="false" fo:min-height="1.95cm" fo:min-width="5.09cm"/>
      <style:paragraph-properties style:writing-mode="lr-tb"/>
    </style:style>
    <style:style style:name="gr16" style:family="graphic" style:parent-style-name="objectwithoutfill">
      <style:graphic-properties draw:marker-end="Arrow_20_concave" draw:marker-end-width="0.3cm" draw:fill="none" draw:textarea-vertical-align="middle"/>
    </style:style>
    <style:style style:name="gr17" style:family="graphic" style:parent-style-name="standard">
      <style:graphic-properties draw:stroke="none" draw:fill="none" fo:min-height="0.93cm"/>
      <style:paragraph-properties style:writing-mode="lr-tb"/>
    </style:style>
    <style:style style:name="gr18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19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21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4.321cm"/>
      <style:paragraph-properties style:writing-mode="lr-tb"/>
    </style:style>
    <style:style style:name="pr7" style:family="presentation" style:parent-style-name="master-title">
      <style:graphic-properties fo:min-height="1.741cm"/>
      <style:paragraph-properties style:writing-mode="lr-tb"/>
    </style:style>
    <style:style style:name="pr8" style:family="presentation" style:parent-style-name="master-outline1">
      <style:graphic-properties fo:min-height="14.15cm"/>
      <style:paragraph-properties style:writing-mode="lr-tb"/>
    </style:style>
    <style:style style:name="pr9" style:family="presentation" style:parent-style-name="master-notes">
      <style:graphic-properties draw:fill-color="#ffffff" fo:min-height="13.364cm"/>
      <style:paragraph-properties style:writing-mode="lr-tb"/>
    </style:style>
    <style:style style:name="pr10" style:family="presentation" style:parent-style-name="master-title">
      <style:graphic-properties draw:auto-grow-height="true" fo:min-height="1.737cm"/>
      <style:paragraph-properties style:writing-mode="lr-tb"/>
    </style:style>
    <style:style style:name="pr11" style:family="presentation" style:parent-style-name="master-outline1">
      <style:paragraph-properties style:writing-mode="lr-tb"/>
    </style:style>
    <style:style style:name="pr12" style:family="presentation" style:parent-style-name="master-notes">
      <style:graphic-properties draw:fill-color="#ffffff" fo:min-height="15.121cm"/>
      <style:paragraph-properties style:writing-mode="lr-tb"/>
    </style:style>
    <style:style style:name="pr13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style:font-name="Liberation Sans3"/>
    </style:style>
    <style:style style:name="P3" style:family="paragraph">
      <style:paragraph-properties fo:text-align="center" style:writing-mode="lr-tb"/>
      <style:text-properties fo:color="#ffffff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800000" fo:font-size="28pt" style:font-size-asian="28pt" style:font-size-complex="28pt"/>
    </style:style>
    <style:style style:name="P13" style:family="paragraph">
      <loext:graphic-properties draw:fill-color="#f0e6ff"/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text-align="center" style:writing-mode="lr-tb"/>
      <style:text-properties fo:font-size="16pt" style:font-size-asian="16pt" style:font-size-complex="16pt"/>
    </style:style>
    <style:style style:name="P15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16" style:family="paragraph">
      <style:paragraph-properties fo:text-align="end" style:writing-mode="lr-tb"/>
      <style:text-properties fo:font-size="16pt" style:font-size-asian="16pt" style:font-size-complex="16pt"/>
    </style:style>
    <style:style style:name="P17" style:family="paragraph">
      <style:paragraph-properties fo:text-align="center"/>
      <style:text-properties fo:font-size="16pt" style:font-size-asian="16pt" style:font-size-complex="16pt"/>
    </style:style>
    <style:style style:name="P18" style:family="paragraph">
      <style:paragraph-properties fo:margin-top="0cm" fo:margin-bottom="0.5cm"/>
    </style:style>
    <style:style style:name="P19" style:family="paragraph">
      <style:paragraph-properties style:writing-mode="lr-tb"/>
      <style:text-properties fo:font-size="28pt" style:font-size-asian="28pt" style:font-size-complex="28pt"/>
    </style:style>
    <style:style style:name="P20" style:family="paragraph">
      <style:paragraph-properties fo:margin-left="0cm" fo:margin-right="0cm" fo:margin-top="0cm" fo:margin-bottom="0.2cm" fo:text-indent="-0.6cm"/>
    </style:style>
    <style:style style:name="P21" style:family="paragraph">
      <style:paragraph-properties fo:margin-left="0cm" fo:margin-right="0cm" fo:margin-top="0cm" fo:margin-bottom="0.2cm" fo:text-indent="0cm"/>
    </style:style>
    <style:style style:name="P2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23" style:family="paragraph">
      <style:paragraph-properties fo:margin-top="0cm" fo:margin-bottom="0.2cm"/>
    </style:style>
    <style:style style:name="P24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25" style:family="paragraph">
      <style:paragraph-properties style:writing-mode="lr-tb"/>
      <style:text-properties fo:color="#000000" fo:font-size="26pt" style:font-size-asian="26pt" style:font-size-complex="26pt"/>
    </style:style>
    <style:style style:name="P26" style:family="paragraph">
      <loext:graphic-properties draw:fill="solid" draw:fill-color="#ffffcc"/>
      <style:paragraph-properties fo:text-align="center"/>
    </style:style>
    <style:style style:name="P27" style:family="paragraph">
      <style:paragraph-properties fo:margin-left="0.5cm" fo:margin-right="0cm" fo:margin-top="0cm" fo:margin-bottom="0.2cm" fo:text-indent="0cm"/>
    </style:style>
    <style:style style:name="P28" style:family="paragraph">
      <style:paragraph-properties fo:margin-left="0.5cm" fo:margin-right="0cm" fo:margin-top="0cm" fo:margin-bottom="0.2cm" fo:text-indent="-0.5cm">
        <style:tab-stops/>
      </style:paragraph-properties>
    </style:style>
    <style:style style:name="P29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30" style:family="paragraph">
      <style:paragraph-properties fo:text-align="center" style:writing-mode="lr-tb"/>
      <style:text-properties fo:font-size="18pt" fo:font-style="italic" style:font-style-asian="italic" style:font-style-complex="italic"/>
    </style:style>
    <style:style style:name="P31" style:family="paragraph">
      <loext:graphic-properties draw:fill-color="#ffffff"/>
      <style:paragraph-properties fo:text-align="center" style:writing-mode="lr-tb"/>
      <style:text-properties fo:font-size="18pt" fo:font-style="italic" style:font-style-asian="italic" style:font-style-complex="italic"/>
    </style:style>
    <style:style style:name="P32" style:family="paragraph">
      <style:paragraph-properties fo:text-align="center" style:writing-mode="lr-tb"/>
      <style:text-properties fo:font-size="18pt"/>
    </style:style>
    <style:style style:name="P33" style:family="paragraph">
      <loext:graphic-properties draw:fill-color="#f0e6ff"/>
      <style:paragraph-properties fo:text-align="center" style:writing-mode="lr-tb"/>
      <style:text-properties fo:font-size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 style:writing-mode="lr-tb"/>
      <style:text-properties style:font-name="Liberation Seri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P37" style:family="paragraph">
      <style:paragraph-properties fo:margin-left="0cm" fo:margin-right="0cm" fo:margin-top="0.42cm" fo:margin-bottom="0.35cm" fo:line-height="100%" fo:text-indent="0cm"/>
    </style:style>
    <style:style style:name="P38" style:family="paragraph">
      <style:paragraph-properties style:writing-mode="lr-tb"/>
      <style:text-properties fo:color="#000000"/>
    </style:style>
    <style:style style:name="P39" style:family="paragraph">
      <loext:graphic-properties draw:fill-color="#ffffff"/>
      <style:paragraph-properties style:writing-mode="lr-tb"/>
    </style:style>
    <style:style style:name="P40" style:family="paragraph">
      <style:paragraph-properties fo:margin-top="0cm" fo:margin-bottom="0.3cm"/>
    </style:style>
    <style:style style:name="P41" style:family="paragraph">
      <style:paragraph-properties style:writing-mode="lr-tb"/>
      <style:text-properties fo:color="#800000" fo:font-size="26pt" style:font-size-asian="26pt" style:font-size-complex="26pt"/>
    </style:style>
    <style:style style:name="P42" style:family="paragraph">
      <loext:graphic-properties draw:fill-color="#999999"/>
      <style:paragraph-properties fo:text-align="center"/>
    </style:style>
    <style:style style:name="P43" style:family="paragraph">
      <loext:graphic-properties draw:fill-color="#ffffff"/>
      <style:paragraph-properties fo:text-align="center"/>
    </style:style>
    <style:style style:name="P44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style:font-name="Liberation Mono6" fo:font-size="14pt" style:font-size-asian="14pt" style:font-size-complex="14pt"/>
    </style:style>
    <style:style style:name="P45" style:family="paragraph">
      <style:paragraph-properties fo:margin-top="0cm" fo:margin-bottom="0.2cm" style:writing-mode="lr-tb"/>
      <style:text-properties fo:color="#800000" fo:font-size="22pt" style:font-size-asian="22pt" style:font-size-complex="22pt"/>
    </style:style>
    <style:style style:name="P46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c5000b" style:font-name="Liberation Serif" fo:font-size="14pt" style:font-size-asian="14pt" style:font-size-complex="14pt"/>
    </style:style>
    <style:style style:name="T1" style:family="text">
      <style:text-properties fo:color="#ffffff" style:font-name="Liberation Sans3" fo:font-size="32pt" fo:language="ru" fo:country="RU" style:font-size-asian="32pt" style:font-size-complex="32pt"/>
    </style:style>
    <style:style style:name="T2" style:family="text">
      <style:text-properties fo:color="#ffffff" style:font-name="Liberation Sans3" fo:language="ru" fo:country="RU"/>
    </style:style>
    <style:style style:name="T3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1" fo:font-size="14pt" fo:language="ru" fo:country="RU" style:font-name-asian="Liberation Sans1" style:font-size-asian="14pt" style:font-name-complex="Liberation Sans1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2" fo:font-size="14pt" fo:language="ru" fo:country="RU" style:font-name-asian="Liberation Sans2" style:font-size-asian="14pt" style:font-name-complex="Liberation Sans2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fo:font-size="28pt" fo:language="ru" fo:country="RU" style:font-size-asian="28pt" style:font-size-complex="28pt"/>
    </style:style>
    <style:style style:name="T12" style:family="text">
      <style:text-properties fo:color="#000000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800000" fo:font-size="28pt" fo:language="ru" fo:country="RU" style:font-size-asian="28pt" style:font-size-complex="28pt"/>
    </style:style>
    <style:style style:name="T14" style:family="text">
      <style:text-properties fo:font-size="16pt" fo:language="ru" fo:country="RU" style:font-size-asian="16pt" style:font-size-complex="16pt"/>
    </style:style>
    <style:style style:name="T15" style:family="text">
      <style:text-properties fo:font-size="6pt" fo:language="ru" fo:country="RU" style:font-size-asian="6pt" style:font-size-complex="6pt"/>
    </style:style>
    <style:style style:name="T16" style:family="text">
      <style:text-properties fo:font-size="28pt" fo:language="ru" fo:country="RU" style:font-size-asian="28pt" style:font-size-complex="28pt"/>
    </style:style>
    <style:style style:name="T17" style:family="text">
      <style:text-properties fo:font-size="22pt" fo:language="ru" fo:country="RU" style:font-size-asian="22pt" style:font-size-complex="22pt"/>
    </style:style>
    <style:style style:name="T18" style:family="text">
      <style:text-properties fo:font-size="16pt" fo:language="en" fo:country="US" style:font-size-asian="16pt" style:font-size-complex="16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000000" fo:font-size="22pt" fo:language="ru" fo:country="RU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4pt" fo:language="ru" fo:country="RU" fo:font-style="italic" style:font-size-asian="14pt" style:font-style-asian="italic" style:font-size-complex="14pt" style:font-style-complex="italic"/>
    </style:style>
    <style:style style:name="T23" style:family="text">
      <style:text-properties fo:color="#000000" fo:font-size="14pt" fo:language="ru" fo:country="RU" style:font-size-asian="14pt" style:font-size-complex="14pt"/>
    </style:style>
    <style:style style:name="T24" style:family="text">
      <style:text-properties fo:color="#000000" fo:font-size="26pt" fo:language="ru" fo:country="RU" style:font-size-asian="26pt" style:font-size-complex="26pt"/>
    </style:style>
    <style:style style:name="T25" style:family="text">
      <style:text-properties fo:color="#000000" fo:font-size="14pt" fo:language="ru" fo:country="RU" style:text-underline-style="solid" style:text-underline-width="auto" style:text-underline-color="font-color" style:font-size-asian="14pt" style:font-size-complex="14pt"/>
    </style:style>
    <style:style style:name="T26" style:family="text">
      <style:text-properties fo:font-variant="normal" fo:text-transform="none" style:text-outline="false" style:text-line-through-style="none" style:text-line-through-type="none" style:font-name="Liberation Sans" fo:font-size="14pt" fo:language="ru" fo:country="RU" fo:font-style="normal" fo:text-shadow="none" fo:font-weight="bold" style:letter-kerning="true" style:font-name-asian="Droid Sans Fallback" style:font-size-asian="14pt" style:font-style-asian="normal" style:font-weight-asian="bold" style:font-name-complex="FreeSans" style:font-size-complex="14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text-outline="false" style:text-line-through-style="none" style:text-line-through-type="none" style:font-name="Liberation Sans" fo:font-size="14pt" fo:language="ru" fo:country="RU" fo:font-style="normal" fo:text-shadow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erif" fo:font-size="28pt" fo:language="ru" fo:country="RU" fo:font-style="normal" fo:text-shadow="none" style:text-underline-style="none" fo:font-weight="normal" style:letter-kerning="true" style:font-name-asian="Droid Sans Fallback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size="14pt" fo:language="ru" fo:country="RU" fo:font-weight="normal" style:font-size-asian="14pt" style:font-weight-asian="normal" style:font-size-complex="14pt" style:font-weight-complex="normal"/>
    </style:style>
    <style:style style:name="T31" style:family="text">
      <style:text-properties style:font-name="Liberation Mono3" fo:font-size="18pt"/>
    </style:style>
    <style:style style:name="T32" style:family="text">
      <style:text-properties fo:color="#000000" fo:font-size="14pt" fo:language="ru" fo:country="RU" fo:font-style="italic" style:font-size-asian="14pt" style:font-style-asian="italic" style:font-size-complex="14pt" style:font-style-complex="italic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8pt" fo:font-style="italic" style:font-style-asian="italic" style:font-style-complex="italic"/>
    </style:style>
    <style:style style:name="T35" style:family="text">
      <style:text-properties fo:font-size="18pt" fo:language="ru" fo:country="RU"/>
    </style:style>
    <style:style style:name="T36" style:family="text">
      <style:text-properties style:font-name="Liberation Serif" fo:font-size="16pt" fo:font-style="italic" fo:font-weight="normal" style:font-size-asian="16pt" style:font-style-asian="italic" style:font-weight-asian="bold" style:font-size-complex="16pt" style:font-style-complex="italic" style:font-weight-complex="bold"/>
    </style:style>
    <style:style style:name="T37" style:family="text">
      <style:text-properties style:font-name="Liberation Serif" fo:font-size="16pt" fo:font-style="normal" fo:font-weight="normal" style:font-size-asian="16pt" style:font-style-asian="normal" style:font-weight-asian="bold" style:font-size-complex="16pt" style:font-style-complex="normal" style:font-weight-complex="bold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font-style="italic" fo:text-shadow="none" style:text-underline-style="none" fo:font-weight="normal" style:letter-kerning="true" style:font-name-asian="Droid Sans Fallback" style:font-size-asian="14pt" style:font-style-asian="italic" style:font-weight-asian="normal" style:font-name-complex="FreeSans" style:font-size-complex="14pt" style:font-style-complex="italic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language="ru" fo:country="RU" fo:text-shadow="none" style:text-underline-style="none" fo:font-weight="normal" style:letter-kerning="true" style:font-name-asian="Droid Sans Fallback" style:font-size-asian="14pt" style:font-weight-asian="normal" style:font-name-complex="FreeSans" style:font-size-complex="14pt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0000" fo:font-size="26pt" fo:language="ru" fo:country="RU" fo:font-style="italic" style:font-size-asian="26pt" style:font-style-asian="italic" style:font-size-complex="26pt" style:font-style-complex="italic"/>
    </style:style>
    <style:style style:name="T41" style:family="text">
      <style:text-properties fo:color="#000000" fo:font-size="24pt" fo:language="ru" fo:country="RU" style:font-size-asian="24pt" style:font-size-complex="24pt"/>
    </style:style>
    <style:style style:name="T42" style:family="text">
      <style:text-properties fo:color="#000000" fo:font-size="10pt" fo:language="ru" fo:country="RU" style:font-size-asian="10pt" style:font-size-complex="10pt"/>
    </style:style>
    <style:style style:name="T43" style:family="text">
      <style:text-properties fo:color="#000000" style:font-name="Liberation Mono3" fo:font-size="20pt" fo:language="ru" fo:country="RU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Пул соединений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Для чего используется пул соединений</text:span></text:p>
              </text:list-item>
              <text:list-item>
                <text:p text:style-name="P9"><text:span text:style-name="T11">Пул соединений в общей архитектуре системы</text:span></text:p>
              </text:list-item>
              <text:list-item>
                <text:p text:style-name="P9"><text:span text:style-name="T11">Доступные варианты, PgBouncer</text:span></text:p>
              </text:list-item>
              <text:list-item>
                <text:p text:style-name="P9"><text:span text:style-name="T11">Режимы работы</text:span></text:p>
              </text:list-item>
              <text:list-item>
                <text:p text:style-name="P9"><text:span text:style-name="T11">Вопросы аутентификации</text:span></text:p>
              </text:list-item>
              <text:list-item>
                <text:p text:style-name="P9"><text:span text:style-name="T11">Управление пулом</text:span></text:p>
              </text:list-item>
              <text:list-item>
                <text:p text:style-name="P9"><text:span text:style-name="T11">Особенности разработки при наличии пула</text:span></text:p>
              </text:list-item>
              <text:list-item>
                <text:p text:style-name="P9"><text:span text:style-name="T11">Подготовка соединений</text:span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дин клиент, один процесс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<text:s/></text:span></text:p>
              </text:list-item>
            </text:list>
          </draw:text-box>
        </draw:frame>
        <draw:custom-shape draw:style-name="gr3" draw:text-style-name="P13" xml:id="id13" draw:id="id13" draw:layer="layout" svg:width="4cm" svg:height="2cm" svg:x="2.4cm" svg:y="14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1" draw:id="id11" draw:layer="layout" svg:width="4cm" svg:height="2cm" svg:x="2.2cm" svg:y="14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9" draw:id="id9" draw:layer="layout" svg:width="4cm" svg:height="2cm" svg:x="2cm" svg:y="14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" draw:id="id7" draw:layer="layout" svg:width="4cm" svg:height="2cm" svg:x="1.8cm" svg:y="1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" draw:id="id5" draw:layer="layout" svg:width="4cm" svg:height="2cm" svg:x="1.6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3" draw:id="id3" draw:layer="layout" svg:width="4cm" svg:height="2cm" svg:x="1.4cm" svg:y="13.4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1" draw:id="id1" draw:layer="layout" svg:width="3.99cm" svg:height="2cm" svg:x="1.2cm" svg:y="13.2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4.296cm" svg:x2="20.568cm" svg:y2="14.296cm" draw:start-shape="id1" draw:start-glue-point="1" draw:end-shape="id2" draw:end-glue-point="3" svg:d="M5190 14296h15378" svg:viewBox="0 0 15379 1">
          <text:p/>
        </draw:connector>
        <draw:frame presentation:style-name="pr4" draw:text-style-name="P19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6">Создание соединения обходится дорого</text:span></text:p>
                <text:list>
                  <text:list-item>
                    <text:p text:style-name="P18"><text:span text:style-name="T17">аутентификация, наполнение кешей</text:span></text:p>
                  </text:list-item>
                </text:list>
              </text:list-header>
              <text:list-item>
                <text:p text:style-name="P9"><text:span text:style-name="T16">Большое количество соединений замедляет работу сервера</text:span></text:p>
              </text:list-item>
              <text:list-item>
                <text:p text:style-name="P9"><text:span text:style-name="T16">Каждое соединение расходует память</text:span></text:p>
              </text:list-item>
            </text:list>
          </draw:text-box>
        </draw:frame>
        <draw:connector draw:style-name="gr6" draw:text-style-name="P17" draw:layer="layout" draw:type="line" svg:x1="5.4cm" svg:y1="14.496cm" svg:x2="20.768cm" svg:y2="14.496cm" draw:start-shape="id3" draw:start-glue-point="1" draw:end-shape="id4" svg:d="M5400 14496h15368" svg:viewBox="0 0 15369 1">
          <text:p/>
        </draw:connector>
        <draw:connector draw:style-name="gr6" draw:text-style-name="P17" draw:layer="layout" draw:type="line" svg:x1="5.6cm" svg:y1="14.696cm" svg:x2="20.968cm" svg:y2="14.696cm" draw:start-shape="id5" draw:start-glue-point="1" draw:end-shape="id6" svg:d="M5600 14696h15368" svg:viewBox="0 0 15369 1">
          <text:p/>
        </draw:connector>
        <draw:connector draw:style-name="gr6" draw:text-style-name="P17" draw:layer="layout" draw:type="line" svg:x1="5.8cm" svg:y1="14.896cm" svg:x2="21.168cm" svg:y2="14.896cm" draw:start-shape="id7" draw:start-glue-point="1" draw:end-shape="id8" svg:d="M5800 14896h15368" svg:viewBox="0 0 15369 1">
          <text:p/>
        </draw:connector>
        <draw:connector draw:style-name="gr6" draw:text-style-name="P17" draw:layer="layout" draw:type="line" svg:x1="6cm" svg:y1="15.096cm" svg:x2="21.368cm" svg:y2="15.096cm" draw:start-shape="id9" draw:start-glue-point="1" draw:end-shape="id10" svg:d="M6000 15096h15368" svg:viewBox="0 0 15369 1">
          <text:p/>
        </draw:connector>
        <draw:connector draw:style-name="gr6" draw:text-style-name="P17" draw:layer="layout" draw:type="line" svg:x1="6.2cm" svg:y1="15.296cm" svg:x2="21.568cm" svg:y2="15.296cm" draw:start-shape="id11" draw:start-glue-point="1" draw:end-shape="id12" svg:d="M6200 15296h15368" svg:viewBox="0 0 15369 1">
          <text:p/>
        </draw:connector>
        <draw:connector draw:style-name="gr6" draw:text-style-name="P17" draw:layer="layout" draw:type="line" svg:x1="6.4cm" svg:y1="15.496cm" svg:x2="21.768cm" svg:y2="15.496cm" draw:start-shape="id13" draw:start-glue-point="1" draw:end-shape="id14" svg:d="M6400 15496h15368" svg:viewBox="0 0 15369 1">
          <text:p/>
        </draw:connector>
        <draw:custom-shape draw:style-name="gr3" draw:text-style-name="P13" xml:id="id14" draw:id="id14" draw:layer="layout" svg:width="4cm" svg:height="2cm" svg:x="21.768cm" svg:y="14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2" draw:id="id12" draw:layer="layout" svg:width="4cm" svg:height="2cm" svg:x="21.568cm" svg:y="14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0" draw:id="id10" draw:layer="layout" svg:width="4cm" svg:height="2cm" svg:x="21.368cm" svg:y="14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8" draw:id="id8" draw:layer="layout" svg:width="4cm" svg:height="2cm" svg:x="21.168cm" svg:y="1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6" draw:id="id6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4" draw:id="id4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5" xml:id="id2" draw:id="id2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Вспомним архитектуру PostgreSQL. Когда клиент подключается</text:span><text:span text:style-name="T6"><text:line-break/></text:span><text:span text:style-name="T6">к серверу, для него создается отдельный обслуживающий процесс,</text:span><text:span text:style-name="T6"><text:line-break/></text:span><text:span text:style-name="T6">с которым и происходит вся дальнейшая работа этого клиента. Поэтому количество обслуживающих процессов на сервере равно количеству клиентов.</text:span></text:p>
              <text:p text:style-name="P20"><text:span text:style-name="T6">При большом количестве клиентов это вызывает проблемы:</text:span></text:p>
              <text:list text:style-name="L1">
                <text:list-item>
                  <text:p text:style-name="P21"><text:span text:style-name="T6">Создание соединений обходится дорого, в основном из-за того, что установка соединения требует аутентификации (особенно в случае шифрованных соединений) и наполнения кешей (например, кеша системного каталога).</text:span></text:p>
                </text:list-item>
                <text:list-item>
                  <text:p text:style-name="P21"><text:span text:style-name="T6">Большое количество процессов замедляет работу сервера. Основная причина в том, что для создания снимка данных (а это частая операция) приходится просматривать список всех имеющихся процессов. И такой просмотр требует блокировки внутренних структур данных.</text:span></text:p>
                </text:list-item>
                <text:list-item>
                  <text:p text:style-name="P21"><text:span text:style-name="T6">Каждый процесс занимает определенную часть памяти сервера.</text:span></text:p>
                </text:list-item>
              </text:list>
              <text:p text:style-name="P20"><text:span text:style-name="T6">Максимальное количество соединений, не вызывающее сложностей, зависит от многих факторов (наличие свободной памяти, количество ядер) и обычно лежит в диапазоне от нескольких сотен до нескольких тысяч.</text:span></text:p>
              <text:p text:style-name="P20"><text:span text:style-name="T19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ул соединений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Обычно большую часть времени соединение простаивает</text:span></text:p>
              </text:list-item>
              <text:list-item>
                <text:p text:style-name="P9"><text:span text:style-name="T11">Менеджер пула соединений</text:span></text:p>
                <text:list>
                  <text:list-item>
                    <text:p text:style-name="P23"><text:span text:style-name="T20">открывает и удерживает несколько соединений с сервером</text:span></text:p>
                  </text:list-item>
                  <text:list-item>
                    <text:p text:style-name="P23"><text:span text:style-name="T20">для клиентов выглядит как сервер PostgreSQL,</text:span><text:span text:style-name="T20"><text:line-break/></text:span><text:span text:style-name="T20">для сервера PostgreSQL выглядит как клиент</text:span></text:p>
                  </text:list-item>
                </text:list>
              </text:list-item>
              <text:list-item>
                <text:p text:style-name="P9"><text:span text:style-name="T11"/></text:p>
              </text:list-item>
            </text:list>
          </draw:text-box>
        </draw:frame>
        <draw:custom-shape draw:style-name="gr3" draw:text-style-name="P13" xml:id="id27" draw:id="id27" draw:layer="layout" svg:width="4cm" svg:height="2cm" svg:x="2.4cm" svg:y="14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25" draw:id="id25" draw:layer="layout" svg:width="4cm" svg:height="2cm" svg:x="2.2cm" svg:y="1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23" draw:id="id23" draw:layer="layout" svg:width="4cm" svg:height="2cm" svg:x="2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21" draw:id="id21" draw:layer="layout" svg:width="4cm" svg:height="2cm" svg:x="1.8cm" svg:y="13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9" draw:id="id19" draw:layer="layout" svg:width="4cm" svg:height="2cm" svg:x="1.6cm" svg:y="13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7" draw:id="id17" draw:layer="layout" svg:width="4cm" svg:height="2cm" svg:x="1.4cm" svg:y="13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15" draw:id="id15" draw:layer="layout" svg:width="3.99cm" svg:height="2cm" svg:x="1.2cm" svg:y="12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3.896cm" svg:x2="11.152cm" svg:y2="13.896cm" draw:start-shape="id15" draw:start-glue-point="1" draw:end-shape="id16" svg:d="M5190 13896h5962" svg:viewBox="0 0 5963 1">
          <text:p/>
        </draw:connector>
        <draw:connector draw:style-name="gr6" draw:text-style-name="P17" draw:layer="layout" draw:type="line" svg:x1="5.4cm" svg:y1="14.096cm" svg:x2="11.152cm" svg:y2="14.096cm" draw:start-shape="id17" draw:start-glue-point="1" draw:end-shape="id18" svg:d="M5400 14096h5752" svg:viewBox="0 0 5753 1">
          <text:p/>
        </draw:connector>
        <draw:connector draw:style-name="gr6" draw:text-style-name="P17" draw:layer="layout" draw:type="line" svg:x1="5.6cm" svg:y1="14.296cm" svg:x2="11.152cm" svg:y2="14.296cm" draw:start-shape="id19" draw:start-glue-point="1" draw:end-shape="id20" draw:end-glue-point="3" svg:d="M5600 14296h5552" svg:viewBox="0 0 5553 1">
          <text:p/>
        </draw:connector>
        <draw:connector draw:style-name="gr6" draw:text-style-name="P17" draw:layer="layout" draw:type="line" svg:x1="5.8cm" svg:y1="14.496cm" svg:x2="11.152cm" svg:y2="14.496cm" draw:start-shape="id21" draw:start-glue-point="1" draw:end-shape="id22" svg:d="M5800 14496h5352" svg:viewBox="0 0 5353 1">
          <text:p/>
        </draw:connector>
        <draw:connector draw:style-name="gr6" draw:text-style-name="P17" draw:layer="layout" draw:type="line" svg:x1="6cm" svg:y1="14.696cm" svg:x2="11.152cm" svg:y2="14.696cm" draw:start-shape="id23" draw:start-glue-point="1" draw:end-shape="id24" draw:end-glue-point="3" svg:d="M6000 14696h5152" svg:viewBox="0 0 5153 1">
          <text:p/>
        </draw:connector>
        <draw:connector draw:style-name="gr6" draw:text-style-name="P17" draw:layer="layout" draw:type="line" svg:x1="6.2cm" svg:y1="14.896cm" svg:x2="11.152cm" svg:y2="14.896cm" draw:start-shape="id25" draw:start-glue-point="1" draw:end-shape="id26" svg:d="M6200 14896h4952" svg:viewBox="0 0 4953 1">
          <text:p/>
        </draw:connector>
        <draw:connector draw:style-name="gr6" draw:text-style-name="P17" draw:layer="layout" draw:type="line" svg:x1="6.4cm" svg:y1="15.096cm" svg:x2="11.152cm" svg:y2="15.096cm" draw:start-shape="id27" draw:start-glue-point="1" draw:end-shape="id28" svg:d="M6400 15096h4752" svg:viewBox="0 0 4753 1">
          <text:p/>
        </draw:connector>
        <draw:custom-shape draw:style-name="gr3" draw:text-style-name="P13" xml:id="id30" draw:id="id30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29" draw:id="id29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6" draw:id="id16" draw:layer="layout" svg:width="2.416cm" svg:height="1.2cm" svg:x="11.152cm" svg:y="13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8" draw:id="id18" draw:layer="layout" svg:width="2.416cm" svg:height="1.2cm" svg:x="11.152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20" draw:id="id20" draw:layer="layout" svg:width="2.416cm" svg:height="1.2cm" svg:x="11.152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22" draw:id="id22" draw:layer="layout" svg:width="2.416cm" svg:height="1.2cm" svg:x="11.152cm" svg:y="13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24" draw:id="id24" draw:layer="layout" svg:width="2.416cm" svg:height="1.2cm" svg:x="11.152cm" svg:y="1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26" draw:id="id26" draw:layer="layout" svg:width="2.416cm" svg:height="1.2cm" svg:x="11.152cm" svg:y="14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28" draw:id="id28" draw:layer="layout" svg:width="2.416cm" svg:height="1.2cm" svg:x="11.152cm" svg:y="14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11.152cm" svg:y="13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13.568cm" svg:y1="14.496cm" svg:x2="20.768cm" svg:y2="14.496cm" draw:start-shape="id22" draw:start-glue-point="1" draw:end-shape="id29" svg:d="M13568 14496h7200" svg:viewBox="0 0 7201 1">
          <text:p/>
        </draw:connector>
        <draw:connector draw:style-name="gr6" draw:text-style-name="P17" draw:layer="layout" draw:type="line" svg:x1="13.568cm" svg:y1="14.696cm" svg:x2="20.968cm" svg:y2="14.696cm" draw:start-shape="id24" draw:start-glue-point="1" draw:end-shape="id30" svg:d="M13568 14696h7400" svg:viewBox="0 0 7401 1">
          <text:p/>
        </draw:connector>
        <draw:connector draw:style-name="gr6" draw:text-style-name="P17" draw:layer="layout" draw:type="line" svg:x1="13.568cm" svg:y1="14.296cm" svg:x2="20.568cm" svg:y2="14.296cm" draw:start-shape="id20" draw:start-glue-point="1" draw:end-shape="id31" draw:end-glue-point="3" svg:d="M13568 14296h7000" svg:viewBox="0 0 7001 1">
          <text:p/>
        </draw:connector>
        <draw:custom-shape draw:style-name="gr7" draw:text-style-name="P15" xml:id="id31" draw:id="id31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21">Даже если клиент открывает соединение надолго, большую часть времени оно обычно простаивает, расходуя ресурсы. Если несколько клиентов смогут воспользоваться одним соединением, это поможет решить упомянутые проблемы. </text:span><text:span text:style-name="T6">(Можно провести некоторую аналогию</text:span><text:span text:style-name="T6"><text:line-break/></text:span><text:span text:style-name="T6">с передачей данных по сети: между абонентами нет выделенного соединения, а данные передаются небольшими пакетами, используя имеющиеся каналы связи.)</text:span></text:p>
              <text:p text:style-name="P20"><text:span text:style-name="T6">Чтобы одновременно работать с большим количеством клиентов, используется </text:span><text:span text:style-name="T22">пул соединений</text:span><text:span text:style-name="T6">.</text:span></text:p>
              <text:p text:style-name="P20"><text:span text:style-name="T21">Специальная программа — менеджер пула </text:span><text:span text:style-name="T6">— открывает и удерживает некоторое (небольшое) количество соединений с сервером БД. Для сервера БД все выглядит так, как будто имеются несколько долгоживущих соединений.</text:span></text:p>
              <text:p text:style-name="P20"><text:span text:style-name="T6">Клиенты подключаются не к серверу БД, а к менеджеру пула. Для этого он реализует тот же клиентский протокол, что и PostgreSQL, </text:span><text:span text:style-name="T23">«притворяясь»</text:span><text:span text:style-name="T6"> для клиентов базой данных. Клиентские запросы переадресуются серверу БД, используя одно из имеющихся свободных соединений.</text:span></text:p>
              <text:p text:style-name="P20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Место в архитектуре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<text:s/></text:span></text:p>
              </text:list-item>
            </text:list>
          </draw:text-box>
        </draw:frame>
        <draw:custom-shape draw:style-name="gr3" draw:text-style-name="P13" xml:id="id44" draw:id="id44" draw:layer="layout" svg:width="4cm" svg:height="2cm" svg:x="2.4cm" svg:y="14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42" draw:id="id42" draw:layer="layout" svg:width="4cm" svg:height="2cm" svg:x="2.2cm" svg:y="1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40" draw:id="id40" draw:layer="layout" svg:width="4cm" svg:height="2cm" svg:x="2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38" draw:id="id38" draw:layer="layout" svg:width="4cm" svg:height="2cm" svg:x="1.8cm" svg:y="13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36" draw:id="id36" draw:layer="layout" svg:width="4cm" svg:height="2cm" svg:x="1.6cm" svg:y="13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34" draw:id="id34" draw:layer="layout" svg:width="4cm" svg:height="2cm" svg:x="1.4cm" svg:y="13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32" draw:id="id32" draw:layer="layout" svg:width="3.99cm" svg:height="2cm" svg:x="1.2cm" svg:y="12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3.896cm" svg:x2="7.452cm" svg:y2="13.896cm" draw:start-shape="id32" draw:start-glue-point="1" draw:end-shape="id33" svg:d="M5190 13896h2262" svg:viewBox="0 0 2263 1">
          <text:p/>
        </draw:connector>
        <draw:frame presentation:style-name="pr4" draw:text-style-name="P19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6">На сервере приложения</text:span></text:p>
                <text:list>
                  <text:list-item>
                    <text:p text:style-name="P23"><text:span text:style-name="T17">клиент использует быстрое локальное подключение</text:span></text:p>
                  </text:list-item>
                  <text:list-item>
                    <text:p text:style-name="P23"><text:span text:style-name="T17">подключение к серверу устанавливается один раз и переиспользуется</text:span></text:p>
                  </text:list-item>
                </text:list>
              </text:list-header>
            </text:list>
          </draw:text-box>
        </draw:frame>
        <draw:connector draw:style-name="gr6" draw:text-style-name="P17" draw:layer="layout" draw:type="line" svg:x1="5.4cm" svg:y1="14.096cm" svg:x2="7.452cm" svg:y2="14.096cm" draw:start-shape="id34" draw:start-glue-point="1" draw:end-shape="id35" svg:d="M5400 14096h2052" svg:viewBox="0 0 2053 1">
          <text:p/>
        </draw:connector>
        <draw:connector draw:style-name="gr6" draw:text-style-name="P17" draw:layer="layout" draw:type="line" svg:x1="5.6cm" svg:y1="14.296cm" svg:x2="7.452cm" svg:y2="14.296cm" draw:start-shape="id36" draw:start-glue-point="1" draw:end-shape="id37" draw:end-glue-point="3" svg:d="M5600 14296h1852" svg:viewBox="0 0 1853 1">
          <text:p/>
        </draw:connector>
        <draw:connector draw:style-name="gr6" draw:text-style-name="P17" draw:layer="layout" draw:type="line" svg:x1="5.8cm" svg:y1="14.496cm" svg:x2="7.452cm" svg:y2="14.496cm" draw:start-shape="id38" draw:start-glue-point="1" draw:end-shape="id39" svg:d="M5800 14496h1652" svg:viewBox="0 0 1653 1">
          <text:p/>
        </draw:connector>
        <draw:connector draw:style-name="gr6" draw:text-style-name="P17" draw:layer="layout" draw:type="line" svg:x1="6cm" svg:y1="14.696cm" svg:x2="7.452cm" svg:y2="14.696cm" draw:start-shape="id40" draw:start-glue-point="1" draw:end-shape="id41" draw:end-glue-point="3" svg:d="M6000 14696h1452" svg:viewBox="0 0 1453 1">
          <text:p/>
        </draw:connector>
        <draw:connector draw:style-name="gr6" draw:text-style-name="P17" draw:layer="layout" draw:type="line" svg:x1="6.2cm" svg:y1="14.896cm" svg:x2="7.452cm" svg:y2="14.896cm" draw:start-shape="id42" draw:start-glue-point="1" draw:end-shape="id43" svg:d="M6200 14896h1252" svg:viewBox="0 0 1253 1">
          <text:p/>
        </draw:connector>
        <draw:connector draw:style-name="gr6" draw:text-style-name="P17" draw:layer="layout" draw:type="line" svg:x1="6.4cm" svg:y1="15.096cm" svg:x2="7.452cm" svg:y2="15.096cm" draw:start-shape="id44" draw:start-glue-point="1" draw:end-shape="id45" svg:d="M6400 15096h1052" svg:viewBox="0 0 1053 1">
          <text:p/>
        </draw:connector>
        <draw:custom-shape draw:style-name="gr3" draw:text-style-name="P13" xml:id="id47" draw:id="id47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46" draw:id="id46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33" draw:id="id33" draw:layer="layout" svg:width="2.416cm" svg:height="1.2cm" svg:x="7.452cm" svg:y="13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35" draw:id="id35" draw:layer="layout" svg:width="2.416cm" svg:height="1.2cm" svg:x="7.452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37" draw:id="id37" draw:layer="layout" svg:width="2.416cm" svg:height="1.2cm" svg:x="7.452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39" draw:id="id39" draw:layer="layout" svg:width="2.416cm" svg:height="1.2cm" svg:x="7.452cm" svg:y="13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41" draw:id="id41" draw:layer="layout" svg:width="2.416cm" svg:height="1.2cm" svg:x="7.452cm" svg:y="1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43" draw:id="id43" draw:layer="layout" svg:width="2.416cm" svg:height="1.2cm" svg:x="7.452cm" svg:y="14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45" draw:id="id45" draw:layer="layout" svg:width="2.416cm" svg:height="1.2cm" svg:x="7.452cm" svg:y="14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7.452cm" svg:y="13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9.868cm" svg:y1="14.496cm" svg:x2="20.768cm" svg:y2="14.496cm" draw:start-shape="id39" draw:start-glue-point="1" draw:end-shape="id46" svg:d="M9868 14496h10900" svg:viewBox="0 0 10901 1">
          <text:p/>
        </draw:connector>
        <draw:connector draw:style-name="gr6" draw:text-style-name="P17" draw:layer="layout" draw:type="line" svg:x1="9.868cm" svg:y1="14.696cm" svg:x2="20.968cm" svg:y2="14.696cm" draw:start-shape="id41" draw:start-glue-point="1" draw:end-shape="id47" svg:d="M9868 14696h11100" svg:viewBox="0 0 11101 1">
          <text:p/>
        </draw:connector>
        <draw:connector draw:style-name="gr6" draw:text-style-name="P17" draw:layer="layout" draw:type="line" svg:x1="9.868cm" svg:y1="14.296cm" svg:x2="20.568cm" svg:y2="14.296cm" draw:start-shape="id37" draw:start-glue-point="1" draw:end-shape="id48" draw:end-glue-point="3" svg:d="M9868 14296h10700" svg:viewBox="0 0 10701 1">
          <text:p/>
        </draw:connector>
        <draw:custom-shape draw:style-name="gr7" draw:text-style-name="P15" xml:id="id48" draw:id="id48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Можно по-разному встроить пул соединений в архитектуру информационной системы.</text:span></text:p>
              <text:p text:style-name="P20"><text:span text:style-name="T6">Один вариант — разместить менеджер пула на сервере приложения. Обычно это будет пул, предоставляемый самим сервером приложений или драйвером PostgreSQL, хотя при необходимости можно воспользоваться и сторонним решением.</text:span></text:p>
              <text:p text:style-name="P20"><text:span text:style-name="T21">При этом клиент получает возможность быстро подключаться</text:span><text:span text:style-name="T21"><text:line-break/></text:span><text:span text:style-name="T21">к локальному менеджеру пула, а время установки соединения</text:span><text:span text:style-name="T21"><text:line-break/></text:span><text:span text:style-name="T21">с сервером БД перестает играть роль, поскольку выполняется только один раз. (Это не совсем верно, поскольку реализация пула может предусматривать динамическое добавление и отключение соединений с СУБД в зависимости от нагрузки, но идея остается той же самой </text:span><text:span text:style-name="T6">— одно соединение используется многократно.)</text:span></text:p>
              <text:p text:style-name="P20"><text:span text:style-name="T19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Место в архитектуре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<text:s/></text:span></text:p>
              </text:list-item>
            </text:list>
          </draw:text-box>
        </draw:frame>
        <draw:custom-shape draw:style-name="gr3" draw:text-style-name="P13" xml:id="id61" draw:id="id61" draw:layer="layout" svg:width="4cm" svg:height="2cm" svg:x="2.4cm" svg:y="1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9" draw:id="id59" draw:layer="layout" svg:width="4cm" svg:height="2cm" svg:x="2.2cm" svg:y="15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7" draw:id="id57" draw:layer="layout" svg:width="4cm" svg:height="2cm" svg:x="2cm" svg:y="15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5" draw:id="id55" draw:layer="layout" svg:width="4cm" svg:height="2cm" svg:x="1.8cm" svg:y="15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3" draw:id="id53" draw:layer="layout" svg:width="4cm" svg:height="2cm" svg:x="1.6cm" svg:y="15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51" draw:id="id51" draw:layer="layout" svg:width="4cm" svg:height="2cm" svg:x="1.4cm" svg:y="1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49" draw:id="id49" draw:layer="layout" svg:width="3.99cm" svg:height="2cm" svg:x="1.2cm" svg:y="14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5.896cm" svg:x2="15.652cm" svg:y2="13.896cm" draw:start-shape="id49" draw:start-glue-point="1" draw:end-shape="id50" svg:d="M5190 15896l10462-2000" svg:viewBox="0 0 10463 2001">
          <text:p/>
        </draw:connector>
        <draw:frame presentation:style-name="pr4" draw:text-style-name="P19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6">На сервере баз данных</text:span></text:p>
                <text:list>
                  <text:list-item>
                    <text:p text:style-name="P18"><text:span text:style-name="T17">если используется несколько серверов приложений</text:span></text:p>
                  </text:list-item>
                </text:list>
                <text:p><text:span text:style-name="T16">Встроенного пула соединений нет</text:span></text:p>
                <text:p/>
              </text:list-header>
            </text:list>
          </draw:text-box>
        </draw:frame>
        <draw:connector draw:style-name="gr6" draw:text-style-name="P17" draw:layer="layout" draw:type="line" svg:x1="5.4cm" svg:y1="16.096cm" svg:x2="15.652cm" svg:y2="14.096cm" draw:start-shape="id51" draw:start-glue-point="1" draw:end-shape="id52" svg:d="M5400 16096l10252-2000" svg:viewBox="0 0 10253 2001">
          <text:p/>
        </draw:connector>
        <draw:connector draw:style-name="gr6" draw:text-style-name="P17" draw:layer="layout" draw:type="line" svg:x1="5.6cm" svg:y1="16.296cm" svg:x2="15.652cm" svg:y2="14.296cm" draw:start-shape="id53" draw:start-glue-point="1" draw:end-shape="id54" draw:end-glue-point="3" svg:d="M5600 16296l10052-2000" svg:viewBox="0 0 10053 2001">
          <text:p/>
        </draw:connector>
        <draw:connector draw:style-name="gr6" draw:text-style-name="P17" draw:layer="layout" draw:type="line" svg:x1="5.8cm" svg:y1="16.496cm" svg:x2="15.652cm" svg:y2="14.496cm" draw:start-shape="id55" draw:start-glue-point="1" draw:end-shape="id56" svg:d="M5800 16496l9852-2000" svg:viewBox="0 0 9853 2001">
          <text:p/>
        </draw:connector>
        <draw:connector draw:style-name="gr6" draw:text-style-name="P17" draw:layer="layout" draw:type="line" svg:x1="6cm" svg:y1="16.696cm" svg:x2="15.652cm" svg:y2="14.696cm" draw:start-shape="id57" draw:start-glue-point="1" draw:end-shape="id58" draw:end-glue-point="3" svg:d="M6000 16696l9652-2000" svg:viewBox="0 0 9653 2001">
          <text:p/>
        </draw:connector>
        <draw:connector draw:style-name="gr6" draw:text-style-name="P17" draw:layer="layout" draw:type="line" svg:x1="6.2cm" svg:y1="16.896cm" svg:x2="15.652cm" svg:y2="14.896cm" draw:start-shape="id59" draw:start-glue-point="1" draw:end-shape="id60" svg:d="M6200 16896l9452-2000" svg:viewBox="0 0 9453 2001">
          <text:p/>
        </draw:connector>
        <draw:connector draw:style-name="gr6" draw:text-style-name="P17" draw:layer="layout" draw:type="line" svg:x1="6.4cm" svg:y1="17.096cm" svg:x2="15.652cm" svg:y2="15.096cm" draw:start-shape="id61" draw:start-glue-point="1" draw:end-shape="id62" svg:d="M6400 17096l9252-2000" svg:viewBox="0 0 9253 2001">
          <text:p/>
        </draw:connector>
        <draw:custom-shape draw:style-name="gr3" draw:text-style-name="P13" xml:id="id64" draw:id="id64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63" draw:id="id63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50" draw:id="id50" draw:layer="layout" svg:width="2.416cm" svg:height="1.2cm" svg:x="15.652cm" svg:y="13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52" draw:id="id52" draw:layer="layout" svg:width="2.416cm" svg:height="1.2cm" svg:x="15.652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54" draw:id="id54" draw:layer="layout" svg:width="2.416cm" svg:height="1.2cm" svg:x="15.652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56" draw:id="id56" draw:layer="layout" svg:width="2.416cm" svg:height="1.2cm" svg:x="15.652cm" svg:y="13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58" draw:id="id58" draw:layer="layout" svg:width="2.416cm" svg:height="1.2cm" svg:x="15.652cm" svg:y="1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60" draw:id="id60" draw:layer="layout" svg:width="2.416cm" svg:height="1.2cm" svg:x="15.652cm" svg:y="14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62" draw:id="id62" draw:layer="layout" svg:width="2.416cm" svg:height="1.2cm" svg:x="15.652cm" svg:y="14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15.652cm" svg:y="13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18.068cm" svg:y1="14.496cm" svg:x2="20.768cm" svg:y2="14.496cm" draw:start-shape="id56" draw:start-glue-point="1" draw:end-shape="id63" svg:d="M18068 14496h2700" svg:viewBox="0 0 2701 1">
          <text:p/>
        </draw:connector>
        <draw:connector draw:style-name="gr6" draw:text-style-name="P17" draw:layer="layout" draw:type="line" svg:x1="18.068cm" svg:y1="14.696cm" svg:x2="20.968cm" svg:y2="14.696cm" draw:start-shape="id58" draw:start-glue-point="1" draw:end-shape="id64" svg:d="M18068 14696h2900" svg:viewBox="0 0 2901 1">
          <text:p/>
        </draw:connector>
        <draw:connector draw:style-name="gr6" draw:text-style-name="P17" draw:layer="layout" draw:type="line" svg:x1="18.068cm" svg:y1="14.296cm" svg:x2="20.568cm" svg:y2="14.296cm" draw:start-shape="id54" draw:start-glue-point="1" draw:end-shape="id65" draw:end-glue-point="3" svg:d="M18068 14296h2500" svg:viewBox="0 0 2501 1">
          <text:p/>
        </draw:connector>
        <draw:custom-shape draw:style-name="gr7" draw:text-style-name="P15" xml:id="id65" draw:id="id65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xml:id="id72" draw:id="id72" draw:layer="layout" svg:width="4cm" svg:height="2cm" svg:x="2.4cm" svg:y="12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1" draw:id="id71" draw:layer="layout" svg:width="4cm" svg:height="2cm" svg:x="2.2cm" svg:y="11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0" draw:id="id70" draw:layer="layout" svg:width="4cm" svg:height="2cm" svg:x="2cm" svg:y="11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69" draw:id="id69" draw:layer="layout" svg:width="4cm" svg:height="2cm" svg:x="1.8cm" svg:y="11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68" draw:id="id68" draw:layer="layout" svg:width="4cm" svg:height="2cm" svg:x="1.6cm" svg:y="11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67" draw:id="id67" draw:layer="layout" svg:width="4cm" svg:height="2cm" svg:x="1.4cm" svg:y="11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66" draw:id="id66" draw:layer="layout" svg:width="3.99cm" svg:height="2cm" svg:x="1.2cm" svg:y="10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1.896cm" svg:x2="15.652cm" svg:y2="13.896cm" draw:start-shape="id66" draw:end-shape="id50" svg:d="M5190 11896l10462 2000" svg:viewBox="0 0 10463 2001">
          <text:p/>
        </draw:connector>
        <draw:connector draw:style-name="gr6" draw:text-style-name="P17" draw:layer="layout" draw:type="line" svg:x1="5.4cm" svg:y1="12.096cm" svg:x2="15.652cm" svg:y2="14.096cm" draw:start-shape="id67" draw:end-shape="id52" svg:d="M5400 12096l10252 2000" svg:viewBox="0 0 10253 2001">
          <text:p/>
        </draw:connector>
        <draw:connector draw:style-name="gr6" draw:text-style-name="P17" draw:layer="layout" draw:type="line" svg:x1="5.6cm" svg:y1="12.296cm" svg:x2="15.652cm" svg:y2="14.296cm" draw:start-shape="id68" draw:end-shape="id54" draw:end-glue-point="3" svg:d="M5600 12296l10052 2000" svg:viewBox="0 0 10053 2001">
          <text:p/>
        </draw:connector>
        <draw:connector draw:style-name="gr6" draw:text-style-name="P17" draw:layer="layout" draw:type="line" svg:x1="5.8cm" svg:y1="12.496cm" svg:x2="15.652cm" svg:y2="14.496cm" draw:start-shape="id69" draw:end-shape="id56" svg:d="M5800 12496l9852 2000" svg:viewBox="0 0 9853 2001">
          <text:p/>
        </draw:connector>
        <draw:connector draw:style-name="gr6" draw:text-style-name="P17" draw:layer="layout" draw:type="line" svg:x1="6cm" svg:y1="12.696cm" svg:x2="15.652cm" svg:y2="14.696cm" draw:start-shape="id70" draw:start-glue-point="1" draw:end-shape="id58" draw:end-glue-point="3" svg:d="M6000 12696l9652 2000" svg:viewBox="0 0 9653 2001">
          <text:p/>
        </draw:connector>
        <draw:connector draw:style-name="gr6" draw:text-style-name="P17" draw:layer="layout" draw:type="line" svg:x1="6.2cm" svg:y1="12.896cm" svg:x2="15.652cm" svg:y2="14.896cm" draw:start-shape="id71" draw:start-glue-point="1" draw:end-shape="id60" draw:end-glue-point="3" svg:d="M6200 12896l9452 2000" svg:viewBox="0 0 9453 2001">
          <text:p/>
        </draw:connector>
        <draw:connector draw:style-name="gr6" draw:text-style-name="P17" draw:layer="layout" draw:type="line" svg:x1="6.4cm" svg:y1="13.096cm" svg:x2="15.652cm" svg:y2="15.096cm" draw:start-shape="id72" draw:end-shape="id62" draw:end-glue-point="3" svg:d="M6400 13096l9252 2000" svg:viewBox="0 0 9253 2001">
          <text:p/>
        </draw:connecto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21">С другой стороны, если имеется несколько серверов приложений,</text:span><text:span text:style-name="T21"><text:line-break/></text:span><text:span text:style-name="T21">то пул соединений имеет смысл устанавливать на сервере БД </text:span><text:span text:style-name="T6">— иначе будет сложно ограничить количество соединений.</text:span></text:p>
              <text:p text:style-name="P20"><text:span text:style-name="T6">При этом в PostgreSQL пока нет встроенного пула соединений, нужно использовать сторонние решения.</text:span></text:p>
              <text:p text:style-name="P20"><text:span text:style-name="T19"/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Место в архитектуре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3"><text:s/></text:span></text:p>
              </text:list-item>
            </text:list>
          </draw:text-box>
        </draw:frame>
        <draw:custom-shape draw:style-name="gr3" draw:text-style-name="P13" xml:id="id85" draw:id="id85" draw:layer="layout" svg:width="4cm" svg:height="2cm" svg:x="2.4cm" svg:y="16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83" draw:id="id83" draw:layer="layout" svg:width="4cm" svg:height="2cm" svg:x="2.2cm" svg:y="15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81" draw:id="id81" draw:layer="layout" svg:width="4cm" svg:height="2cm" svg:x="2cm" svg:y="15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9" draw:id="id79" draw:layer="layout" svg:width="4cm" svg:height="2cm" svg:x="1.8cm" svg:y="15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7" draw:id="id77" draw:layer="layout" svg:width="4cm" svg:height="2cm" svg:x="1.6cm" svg:y="15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75" draw:id="id75" draw:layer="layout" svg:width="4cm" svg:height="2cm" svg:x="1.4cm" svg:y="1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73" draw:id="id73" draw:layer="layout" svg:width="3.99cm" svg:height="2cm" svg:x="1.2cm" svg:y="14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5.896cm" svg:x2="7.552cm" svg:y2="15.896cm" draw:start-shape="id73" draw:start-glue-point="1" draw:end-shape="id74" svg:d="M5190 15896h2362" svg:viewBox="0 0 2363 1">
          <text:p/>
        </draw:connector>
        <draw:frame presentation:style-name="pr4" draw:text-style-name="P19" draw:layer="layout" svg:width="25.6cm" svg:height="14.504cm" svg:x="1.2cm" svg:y="4.8cm" presentation:class="outline" presentation:user-transformed="true">
          <draw:text-box>
            <text:list text:style-name="L3">
              <text:list-header>
                <text:p text:style-name="P9"><text:span text:style-name="T16">И на серверах приложений, и на сервере баз данных</text:span></text:p>
                <text:list>
                  <text:list-item>
                    <text:p text:style-name="P23"><text:span text:style-name="T17">полезные свойства комбинируются</text:span></text:p>
                  </text:list-item>
                  <text:list-item>
                    <text:p><text:span text:style-name="T17">накладные расходы растут, но обычно невелики</text:span></text:p>
                  </text:list-item>
                </text:list>
              </text:list-header>
            </text:list>
          </draw:text-box>
        </draw:frame>
        <draw:connector draw:style-name="gr6" draw:text-style-name="P17" draw:layer="layout" draw:type="line" svg:x1="5.4cm" svg:y1="16.096cm" svg:x2="7.552cm" svg:y2="16.096cm" draw:start-shape="id75" draw:start-glue-point="1" draw:end-shape="id76" svg:d="M5400 16096h2152" svg:viewBox="0 0 2153 1">
          <text:p/>
        </draw:connector>
        <draw:connector draw:style-name="gr6" draw:text-style-name="P17" draw:layer="layout" draw:type="line" svg:x1="5.6cm" svg:y1="16.296cm" svg:x2="7.552cm" svg:y2="16.296cm" draw:start-shape="id77" draw:start-glue-point="1" draw:end-shape="id78" svg:d="M5600 16296h1952" svg:viewBox="0 0 1953 1">
          <text:p/>
        </draw:connector>
        <draw:connector draw:style-name="gr6" draw:text-style-name="P17" draw:layer="layout" draw:type="line" svg:x1="5.8cm" svg:y1="16.496cm" svg:x2="7.552cm" svg:y2="16.496cm" draw:start-shape="id79" draw:start-glue-point="1" draw:end-shape="id80" svg:d="M5800 16496h1752" svg:viewBox="0 0 1753 1">
          <text:p/>
        </draw:connector>
        <draw:connector draw:style-name="gr6" draw:text-style-name="P17" draw:layer="layout" draw:type="line" svg:x1="6cm" svg:y1="16.696cm" svg:x2="7.552cm" svg:y2="16.696cm" draw:start-shape="id81" draw:start-glue-point="1" draw:end-shape="id82" svg:d="M6000 16696h1552" svg:viewBox="0 0 1553 1">
          <text:p/>
        </draw:connector>
        <draw:connector draw:style-name="gr6" draw:text-style-name="P17" draw:layer="layout" draw:type="line" svg:x1="6.2cm" svg:y1="16.896cm" svg:x2="7.552cm" svg:y2="16.896cm" draw:start-shape="id83" draw:start-glue-point="1" draw:end-shape="id84" svg:d="M6200 16896h1352" svg:viewBox="0 0 1353 1">
          <text:p/>
        </draw:connector>
        <draw:connector draw:style-name="gr6" draw:text-style-name="P17" draw:layer="layout" draw:type="line" svg:x1="6.4cm" svg:y1="17.096cm" svg:x2="7.552cm" svg:y2="17.096cm" draw:start-shape="id85" draw:start-glue-point="1" draw:end-shape="id86" draw:end-glue-point="3" svg:d="M6400 17096h1152" svg:viewBox="0 0 1153 1">
          <text:p/>
        </draw:connector>
        <draw:custom-shape draw:style-name="gr3" draw:text-style-name="P13" xml:id="id90" draw:id="id90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88" draw:id="id88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2.416cm" svg:height="1.2cm" svg:x="15.652cm" svg:y="13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2.416cm" svg:height="1.2cm" svg:x="15.652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91" draw:id="id91" draw:layer="layout" svg:width="2.416cm" svg:height="1.2cm" svg:x="15.652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7" draw:id="id87" draw:layer="layout" svg:width="2.416cm" svg:height="1.2cm" svg:x="15.652cm" svg:y="13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9" draw:id="id89" draw:layer="layout" svg:width="2.416cm" svg:height="1.2cm" svg:x="15.652cm" svg:y="1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2.416cm" svg:height="1.2cm" svg:x="15.652cm" svg:y="14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draw:layer="layout" svg:width="2.416cm" svg:height="1.2cm" svg:x="15.652cm" svg:y="14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15.652cm" svg:y="13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18.068cm" svg:y1="14.496cm" svg:x2="20.768cm" svg:y2="14.496cm" draw:start-shape="id87" draw:start-glue-point="1" draw:end-shape="id88" svg:d="M18068 14496h2700" svg:viewBox="0 0 2701 1">
          <text:p/>
        </draw:connector>
        <draw:connector draw:style-name="gr6" draw:text-style-name="P17" draw:layer="layout" draw:type="line" svg:x1="18.068cm" svg:y1="14.696cm" svg:x2="20.968cm" svg:y2="14.696cm" draw:start-shape="id89" draw:start-glue-point="1" draw:end-shape="id90" svg:d="M18068 14696h2900" svg:viewBox="0 0 2901 1">
          <text:p/>
        </draw:connector>
        <draw:connector draw:style-name="gr6" draw:text-style-name="P17" draw:layer="layout" draw:type="line" svg:x1="18.068cm" svg:y1="14.296cm" svg:x2="20.568cm" svg:y2="14.296cm" draw:start-shape="id91" draw:start-glue-point="1" draw:end-shape="id92" draw:end-glue-point="3" svg:d="M18068 14296h2500" svg:viewBox="0 0 2501 1">
          <text:p/>
        </draw:connector>
        <draw:custom-shape draw:style-name="gr7" draw:text-style-name="P15" xml:id="id92" draw:id="id92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draw:custom-shape draw:style-name="gr3" draw:text-style-name="P13" xml:id="id105" draw:id="id105" draw:layer="layout" svg:width="4cm" svg:height="2cm" svg:x="2.4cm" svg:y="12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03" draw:id="id103" draw:layer="layout" svg:width="4cm" svg:height="2cm" svg:x="2.2cm" svg:y="11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01" draw:id="id101" draw:layer="layout" svg:width="4cm" svg:height="2cm" svg:x="2cm" svg:y="11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99" draw:id="id99" draw:layer="layout" svg:width="4cm" svg:height="2cm" svg:x="1.8cm" svg:y="11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97" draw:id="id97" draw:layer="layout" svg:width="4cm" svg:height="2cm" svg:x="1.6cm" svg:y="11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95" draw:id="id95" draw:layer="layout" svg:width="4cm" svg:height="2cm" svg:x="1.4cm" svg:y="11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93" draw:id="id93" draw:layer="layout" svg:width="3.99cm" svg:height="2cm" svg:x="1.2cm" svg:y="10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1.896cm" svg:x2="7.452cm" svg:y2="11.896cm" draw:start-shape="id93" draw:end-shape="id94" draw:end-glue-point="3" svg:d="M5190 11896h2262" svg:viewBox="0 0 2263 1">
          <text:p/>
        </draw:connector>
        <draw:connector draw:style-name="gr6" draw:text-style-name="P17" draw:layer="layout" draw:type="line" svg:x1="5.4cm" svg:y1="12.096cm" svg:x2="7.452cm" svg:y2="12.096cm" draw:start-shape="id95" draw:end-shape="id96" draw:end-glue-point="3" svg:d="M5400 12096h2052" svg:viewBox="0 0 2053 1">
          <text:p/>
        </draw:connector>
        <draw:connector draw:style-name="gr6" draw:text-style-name="P17" draw:layer="layout" draw:type="line" svg:x1="5.6cm" svg:y1="12.296cm" svg:x2="7.452cm" svg:y2="12.296cm" draw:start-shape="id97" draw:end-shape="id98" draw:end-glue-point="3" svg:d="M5600 12296h1852" svg:viewBox="0 0 1853 1">
          <text:p/>
        </draw:connector>
        <draw:connector draw:style-name="gr6" draw:text-style-name="P17" draw:layer="layout" draw:type="line" svg:x1="5.8cm" svg:y1="12.496cm" svg:x2="7.452cm" svg:y2="12.496cm" draw:start-shape="id99" draw:end-shape="id100" draw:end-glue-point="3" svg:d="M5800 12496h1652" svg:viewBox="0 0 1653 1">
          <text:p/>
        </draw:connector>
        <draw:connector draw:style-name="gr6" draw:text-style-name="P17" draw:layer="layout" draw:type="line" svg:x1="6cm" svg:y1="12.696cm" svg:x2="7.452cm" svg:y2="12.696cm" draw:start-shape="id101" draw:start-glue-point="1" draw:end-shape="id102" draw:end-glue-point="3" svg:d="M6000 12696h1452" svg:viewBox="0 0 1453 1">
          <text:p/>
        </draw:connector>
        <draw:connector draw:style-name="gr6" draw:text-style-name="P17" draw:layer="layout" draw:type="line" svg:x1="6.2cm" svg:y1="12.896cm" svg:x2="7.452cm" svg:y2="12.896cm" draw:start-shape="id103" draw:start-glue-point="1" draw:end-shape="id104" draw:end-glue-point="3" svg:d="M6200 12896h1252" svg:viewBox="0 0 1253 1">
          <text:p/>
        </draw:connector>
        <draw:connector draw:style-name="gr6" draw:text-style-name="P17" draw:layer="layout" draw:type="line" svg:x1="6.4cm" svg:y1="13.096cm" svg:x2="7.452cm" svg:y2="13.096cm" draw:start-shape="id105" draw:end-shape="id106" draw:end-glue-point="3" svg:d="M6400 13096h1052" svg:viewBox="0 0 1053 1">
          <text:p/>
        </draw:connector>
        <draw:custom-shape draw:style-name="gr8" draw:text-style-name="P24" xml:id="id94" draw:id="id94" draw:layer="layout" svg:width="2.416cm" svg:height="1.2cm" svg:x="7.452cm" svg:y="11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96" draw:id="id96" draw:layer="layout" svg:width="2.416cm" svg:height="1.2cm" svg:x="7.452cm" svg:y="11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98" draw:id="id98" draw:layer="layout" svg:width="2.416cm" svg:height="1.2cm" svg:x="7.452cm" svg:y="11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0" draw:id="id100" draw:layer="layout" svg:width="2.416cm" svg:height="1.2cm" svg:x="7.452cm" svg:y="11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2" draw:id="id102" draw:layer="layout" svg:width="2.416cm" svg:height="1.2cm" svg:x="7.452cm" svg:y="12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4" draw:id="id104" draw:layer="layout" svg:width="2.416cm" svg:height="1.2cm" svg:x="7.452cm" svg:y="12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6" draw:id="id106" draw:layer="layout" svg:width="2.416cm" svg:height="1.2cm" svg:x="7.452cm" svg:y="12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7.452cm" svg:y="11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ustom-shape draw:style-name="gr8" draw:text-style-name="P24" xml:id="id74" draw:id="id74" draw:layer="layout" svg:width="2.416cm" svg:height="1.2cm" svg:x="7.552cm" svg:y="15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76" draw:id="id76" draw:layer="layout" svg:width="2.416cm" svg:height="1.2cm" svg:x="7.552cm" svg:y="15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78" draw:id="id78" draw:layer="layout" svg:width="2.416cm" svg:height="1.2cm" svg:x="7.552cm" svg:y="15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0" draw:id="id80" draw:layer="layout" svg:width="2.416cm" svg:height="1.2cm" svg:x="7.552cm" svg:y="15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2" draw:id="id82" draw:layer="layout" svg:width="2.416cm" svg:height="1.2cm" svg:x="7.552cm" svg:y="16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4" draw:id="id84" draw:layer="layout" svg:width="2.416cm" svg:height="1.2cm" svg:x="7.552cm" svg:y="16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86" draw:id="id86" draw:layer="layout" svg:width="2.416cm" svg:height="1.2cm" svg:x="7.552cm" svg:y="16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7.552cm" svg:y="15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9.868cm" svg:y1="12.296cm" svg:x2="15.652cm" svg:y2="14.296cm" draw:start-shape="id98" draw:end-shape="id91" svg:d="M9868 12296l5784 2000" svg:viewBox="0 0 5785 2001">
          <text:p/>
        </draw:connector>
        <draw:connector draw:style-name="gr6" draw:text-style-name="P17" draw:layer="layout" draw:type="line" svg:x1="9.868cm" svg:y1="12.496cm" svg:x2="15.652cm" svg:y2="14.496cm" draw:start-shape="id100" draw:end-shape="id87" draw:end-glue-point="3" svg:d="M9868 12496l5784 2000" svg:viewBox="0 0 5785 2001">
          <text:p/>
        </draw:connector>
        <draw:connector draw:style-name="gr6" draw:text-style-name="P17" draw:layer="layout" draw:type="line" svg:x1="9.868cm" svg:y1="12.696cm" svg:x2="15.652cm" svg:y2="14.696cm" draw:start-shape="id102" draw:end-shape="id89" svg:d="M9868 12696l5784 2000" svg:viewBox="0 0 5785 2001">
          <text:p/>
        </draw:connector>
        <draw:connector draw:style-name="gr6" draw:text-style-name="P17" draw:layer="layout" draw:type="line" svg:x1="9.968cm" svg:y1="16.296cm" svg:x2="15.652cm" svg:y2="14.296cm" draw:start-shape="id78" draw:end-shape="id91" draw:end-glue-point="3" svg:d="M9968 16296l5684-2000" svg:viewBox="0 0 5685 2001">
          <text:p/>
        </draw:connector>
        <draw:connector draw:style-name="gr6" draw:text-style-name="P17" draw:layer="layout" draw:type="line" svg:x1="9.968cm" svg:y1="16.496cm" svg:x2="15.652cm" svg:y2="14.496cm" draw:start-shape="id80" draw:start-glue-point="1" draw:end-shape="id87" svg:d="M9968 16496l5684-2000" svg:viewBox="0 0 5685 2001">
          <text:p/>
        </draw:connector>
        <draw:connector draw:style-name="gr6" draw:text-style-name="P17" draw:layer="layout" draw:type="line" svg:x1="9.968cm" svg:y1="16.696cm" svg:x2="15.652cm" svg:y2="14.696cm" draw:start-shape="id82" draw:end-shape="id89" svg:d="M9968 16696l5684-2000" svg:viewBox="0 0 5685 2001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Вообще говоря, в этом случае может иметь смысл использовать менеджеры пулов и на серверах приложений, и на сервере БД, чтобы одновременно и сократить время подключения, и ограничить количество соединений.</text:span></text:p>
              <text:p text:style-name="P20"><text:span text:style-name="T6">Следует учитывать, что каждый дополнительный узел на пути от клиента к серверу будет вносить определенные накладные расходы,</text:span><text:span text:style-name="T6"><text:line-break/></text:span><text:span text:style-name="T6">но они, как правило, незначительны.</text:span></text:p>
              <text:p text:style-name="P20"><text:span text:style-name="T19"/></text:p>
            </draw:text-box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Доступные продукты</text:span></text:p>
          </draw:text-box>
        </draw:frame>
        <draw:frame presentation:style-name="pr4" draw:text-style-name="P25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24">PgBouncer</text:span></text:p>
                <text:list>
                  <text:list-item>
                    <text:p text:style-name="P23"><text:span text:style-name="T20">стандарт де-факто</text:span></text:p>
                  </text:list-item>
                  <text:list-item>
                    <text:p text:style-name="P18"><text:span text:style-name="T20">используем далее как пример</text:span></text:p>
                  </text:list-item>
                </text:list>
              </text:list-item>
              <text:list-item>
                <text:p text:style-name="P9"><text:span text:style-name="T24">Pgpool-II</text:span></text:p>
                <text:list>
                  <text:list-item>
                    <text:p text:style-name="P23"><text:span text:style-name="T20">не только пул, но и балансировка нагрузки</text:span></text:p>
                  </text:list-item>
                </text:list>
              </text:list-item>
              <text:list-item>
                <text:p text:style-name="P9"><text:span text:style-name="T24">Odyssey</text:span></text:p>
                <text:list>
                  <text:list-item>
                    <text:p text:style-name="P18"><text:span text:style-name="T20">многопоточный, высокопроизводительный</text:span></text:p>
                  </text:list-item>
                </text:list>
              </text:list-item>
              <text:list-item>
                <text:p><text:span text:style-name="T24">и др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Как уже говорилось, многие, если не все, серверы приложений и просто драйверы, реализующие клиент-серверный протокол PostgreSQL, предоставляют возможность организации пула соединений на клиентской стороне. </text:span></text:p>
              <text:p text:style-name="P20"><text:span text:style-name="T21">Как уже говорилось, встроенного менеджера пула в PostgreSQL пока нет, но есть сторонние продукты. Все представленные здесь менеджеры </text:span><text:span text:style-name="T6">— проекты с открытым исходным кодом.</text:span></text:p>
              <text:p text:style-name="P20"><text:span text:style-name="T8">PgBouncer </text:span><text:span text:style-name="T6">(</text:span><text:span text:style-name="T25"><text:a xlink:href="https://www.pgbouncer.org/" xlink:type="simple">https://www.pgbouncer.org/</text:a></text:span><text:span text:style-name="T6">) используется очень широко</text:span><text:span text:style-name="T6"><text:line-break/></text:span><text:span text:style-name="T6">и является стандартом де-факто. Это легкий пул соединений, без дополнительных функций. Именно эту программу мы будем рассматривать дальше в этой теме.</text:span></text:p>
              <text:p text:style-name="P20"><text:span text:style-name="T8">Pgpool-II</text:span><text:span text:style-name="T6"> (</text:span><text:span text:style-name="T25"><text:a xlink:href="https://www.pgpool.net/" xlink:type="simple">https://www.pgpool.net</text:a></text:span><text:span text:style-name="T6">) разрабатывает компания SRA OSS (Япония). Это не только пул соединений, но и балансировщик нагрузки. Он реализует интересный функционал (например, анализ трафика для того чтобы отличать пишущие транзакции от только читающих).</text:span></text:p>
              <text:p text:style-name="P20"><text:span text:style-name="T26">Odyssey </text:span><text:span text:style-name="T27">(</text:span><text:span text:style-name="T28"><text:a xlink:href="https://github.com/yandex/odyssey" xlink:type="simple">https://github.com/yandex/odyssey</text:a></text:span><text:span text:style-name="T21">) </text:span><text:span text:style-name="T6">— пул соединений от компании Яндекс. Основное преимущество состоит в многопоточной архитектуре, позволяющей добиться высокой производительности.</text:span></text:p>
              <text:p text:style-name="P20"><text:span text:style-name="T6">Это, конечно, не полный список.</text:span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Режимы работы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«Пул сеансов»</text:span></text:p>
                <text:list>
                  <text:list-item>
                    <text:p text:style-name="P18"><text:span text:style-name="T20">может иметь смысл только для коротких сеансов</text:span></text:p>
                  </text:list-item>
                </text:list>
              </text:list-item>
              <text:list-item>
                <text:p text:style-name="P9"><text:span text:style-name="T11">«Пул транзакций»</text:span></text:p>
                <text:list>
                  <text:list-item>
                    <text:p text:style-name="P23"><text:span text:style-name="T20">разные транзакции одного клиентского сеанса</text:span><text:span text:style-name="T20"><text:line-break/></text:span><text:span text:style-name="T20">могут выполняться в разных соединениях с сервером</text:span></text:p>
                  </text:list-item>
                  <text:list-item>
                    <text:p text:style-name="P23"><text:span text:style-name="T20">основной режим</text:span></text:p>
                  </text:list-item>
                  <text:list-item>
                    <text:p text:style-name="P18"><text:span text:style-name="T20">есть особенности, которые надо учитывать при разработке</text:span></text:p>
                  </text:list-item>
                </text:list>
              </text:list-item>
              <text:list-item>
                <text:p text:style-name="P9"><text:span text:style-name="T11">«Пул операторов»</text:span></text:p>
                <text:list>
                  <text:list-item>
                    <text:p text:style-name="P18"><text:span text:style-name="T20">запрещает транзакции, состоящие более чем из одного оператора</text:span></text:p>
                  </text:list-item>
                </text:list>
              </text:list-item>
              <text:list-item>
                <text:p text:style-name="P9"><text:span text:style-name="T29">Новый пул соединений создается для каждой пары</text:span><text:span text:style-name="T29"><text:line-break/></text:span><text:span text:style-name="T29">«база данных — роль</text:span><text:span text:style-name="T11">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21">Менеджер пула может работать в </text:span><text:span text:style-name="T6">нескольких режимах.</text:span></text:p>
              <text:p text:style-name="P20"><text:span text:style-name="T23">В режиме </text:span><text:span text:style-name="T4">«пул сеансов»</text:span><text:span text:style-name="T23"> клиенту предоставляется выделенное соединение из числа доступных. Этот режим полезен только в случае короткоживущих соединений: клиент подключается, выполняет транзакцию и тут же отключается. Например, это может быть система мониторинга, посылающая запросы раз в секунду.</text:span></text:p>
              <text:p text:style-name="P20"><text:span text:style-name="T23">Режим </text:span><text:span text:style-name="T4">«пул транзакций»</text:span><text:span text:style-name="T30"> является наиболее универсальным и полезным. В нем соединение предоставляется отдельно для каждой транзакции. Такой режим полезен и в случае, когда клиент устанавливает долгоживущее соединение. Но из-за такого режима <text:s/>возникают определенные особенности, которые необходимо учитывать при разработке приложений. Мы поговорим о них немного позже.</text:span></text:p>
              <text:p text:style-name="P20"><text:span text:style-name="T6">PgBouncer имеет еще один режим — </text:span><text:span text:style-name="T4">«пул операторов»</text:span><text:span text:style-name="T30">, но он фактически бесполезен, поскольку просто запрещает выполнение транзакций, состоящих более чем из одного оператора (работает только с режимом автофиксации).</text:span></text:p>
              <text:p text:style-name="P20"><text:span text:style-name="T21">Любое соединение с сервером всегда выполняется к определенной базе данных и под определенной ролью. Поэтому на каждую пару</text:span><text:span text:style-name="T21"><text:line-break/></text:span><text:span text:style-name="T6">«база данных — роль» менеджер пулов создает новый пул соединений.</text:span></text:p>
              <text:p text:style-name="P20"><text:span text:style-name="T6">Из-за этого схема с пулом соединений вряд ли имеет смысл, если используется много различных ролей и баз данных. Однако обычно все-таки используется одна база данных и ограниченное количество ролей (с аутентификацией конечных пользователей на уровне приложения).</text:span></text:p>
            </draw:text-box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Аутентификация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Менеджер пула аутентифицирует соединения клиентов,</text:span><text:span text:style-name="T11"><text:line-break/></text:span><text:span text:style-name="T11">сервер баз данных аутентифицирует соединения пула</text:span></text:p>
                <text:list>
                  <text:list-item>
                    <text:p text:style-name="P23"><text:span text:style-name="T20">требуется специальная настройка</text:span></text:p>
                  </text:list-item>
                  <text:list-item>
                    <text:p text:style-name="P23"><text:span text:style-name="T20">можно использовать файл формата pg_hba.conf</text:span></text:p>
                  </text:list-item>
                </text:list>
              </text:list-item>
              <text:list-item>
                <text:p text:style-name="P9"><text:span text:style-name="T11"/></text:p>
              </text:list-item>
            </text:list>
          </draw:text-box>
        </draw:frame>
        <draw:custom-shape draw:style-name="gr3" draw:text-style-name="P13" xml:id="id119" draw:id="id119" draw:layer="layout" svg:width="4cm" svg:height="2cm" svg:x="2.4cm" svg:y="14.0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17" draw:id="id117" draw:layer="layout" svg:width="4cm" svg:height="2cm" svg:x="2.2cm" svg:y="13.8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15" draw:id="id115" draw:layer="layout" svg:width="4cm" svg:height="2cm" svg:x="2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13" draw:id="id113" draw:layer="layout" svg:width="4cm" svg:height="2cm" svg:x="1.8cm" svg:y="13.4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11" draw:id="id111" draw:layer="layout" svg:width="4cm" svg:height="2cm" svg:x="1.6cm" svg:y="13.2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09" draw:id="id109" draw:layer="layout" svg:width="4cm" svg:height="2cm" svg:x="1.4cm" svg:y="13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5" xml:id="id107" draw:id="id107" draw:layer="layout" svg:width="3.99cm" svg:height="2cm" svg:x="1.2cm" svg:y="12.896cm">
          <text:p text:style-name="P14"><text:span text:style-name="T14">клиент</text:span></text:p>
          <draw:enhanced-geometry svg:viewBox="0 0 21600 21600" draw:type="rectangle" draw:enhanced-path="M 0 0 L 21600 0 21600 21600 0 21600 0 0 Z N"/>
        </draw:custom-shape>
        <draw:custom-shape draw:style-name="gr5" draw:text-style-name="P15" draw:layer="layout" svg:width="7.5cm" svg:height="7.5cm" svg:x="19.168cm" svg:y="10.758cm">
          <text:p text:style-name="P14"><text:span text:style-name="T15"><text:s/></text:span></text:p>
          <text:p text:style-name="P16"><text:span text:style-name="T14">PostgreSQL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5.19cm" svg:y1="13.896cm" svg:x2="11.152cm" svg:y2="13.896cm" draw:start-shape="id107" draw:start-glue-point="1" draw:end-shape="id108" svg:d="M5190 13896h5962" svg:viewBox="0 0 5963 1">
          <text:p/>
        </draw:connector>
        <draw:connector draw:style-name="gr6" draw:text-style-name="P17" draw:layer="layout" draw:type="line" svg:x1="5.4cm" svg:y1="14.096cm" svg:x2="11.152cm" svg:y2="14.096cm" draw:start-shape="id109" draw:start-glue-point="1" draw:end-shape="id110" svg:d="M5400 14096h5752" svg:viewBox="0 0 5753 1">
          <text:p/>
        </draw:connector>
        <draw:connector draw:style-name="gr6" draw:text-style-name="P17" draw:layer="layout" draw:type="line" svg:x1="5.6cm" svg:y1="14.296cm" svg:x2="11.152cm" svg:y2="14.296cm" draw:start-shape="id111" draw:start-glue-point="1" draw:end-shape="id112" draw:end-glue-point="3" svg:d="M5600 14296h5552" svg:viewBox="0 0 5553 1">
          <text:p/>
        </draw:connector>
        <draw:connector draw:style-name="gr6" draw:text-style-name="P17" draw:layer="layout" draw:type="line" svg:x1="5.8cm" svg:y1="14.496cm" svg:x2="11.152cm" svg:y2="14.496cm" draw:start-shape="id113" draw:start-glue-point="1" draw:end-shape="id114" svg:d="M5800 14496h5352" svg:viewBox="0 0 5353 1">
          <text:p/>
        </draw:connector>
        <draw:connector draw:style-name="gr6" draw:text-style-name="P17" draw:layer="layout" draw:type="line" svg:x1="6cm" svg:y1="14.696cm" svg:x2="11.152cm" svg:y2="14.696cm" draw:start-shape="id115" draw:start-glue-point="1" draw:end-shape="id116" draw:end-glue-point="3" svg:d="M6000 14696h5152" svg:viewBox="0 0 5153 1">
          <text:p/>
        </draw:connector>
        <draw:connector draw:style-name="gr6" draw:text-style-name="P17" draw:layer="layout" draw:type="line" svg:x1="6.2cm" svg:y1="14.896cm" svg:x2="11.152cm" svg:y2="14.896cm" draw:start-shape="id117" draw:start-glue-point="1" draw:end-shape="id118" svg:d="M6200 14896h4952" svg:viewBox="0 0 4953 1">
          <text:p/>
        </draw:connector>
        <draw:connector draw:style-name="gr6" draw:text-style-name="P17" draw:layer="layout" draw:type="line" svg:x1="6.4cm" svg:y1="15.096cm" svg:x2="11.152cm" svg:y2="15.096cm" draw:start-shape="id119" draw:start-glue-point="1" draw:end-shape="id120" svg:d="M6400 15096h4752" svg:viewBox="0 0 4753 1">
          <text:p/>
        </draw:connector>
        <draw:custom-shape draw:style-name="gr3" draw:text-style-name="P13" xml:id="id122" draw:id="id122" draw:layer="layout" svg:width="4cm" svg:height="2cm" svg:x="20.968cm" svg:y="13.69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3" xml:id="id121" draw:id="id121" draw:layer="layout" svg:width="4cm" svg:height="2cm" svg:x="20.768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08" draw:id="id108" draw:layer="layout" svg:width="2.416cm" svg:height="1.2cm" svg:x="11.152cm" svg:y="13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0" draw:id="id110" draw:layer="layout" svg:width="2.416cm" svg:height="1.2cm" svg:x="11.152cm" svg:y="13.4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2" draw:id="id112" draw:layer="layout" svg:width="2.416cm" svg:height="1.2cm" svg:x="11.152cm" svg:y="13.6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4" draw:id="id114" draw:layer="layout" svg:width="2.416cm" svg:height="1.2cm" svg:x="11.152cm" svg:y="13.8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6" draw:id="id116" draw:layer="layout" svg:width="2.416cm" svg:height="1.2cm" svg:x="11.152cm" svg:y="14.0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18" draw:id="id118" draw:layer="layout" svg:width="2.416cm" svg:height="1.2cm" svg:x="11.152cm" svg:y="14.29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4" xml:id="id120" draw:id="id120" draw:layer="layout" svg:width="2.416cm" svg:height="1.2cm" svg:x="11.152cm" svg:y="14.49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2.416cm" svg:height="2.4cm" svg:x="11.152cm" svg:y="13.296cm">
          <text:p text:style-name="P14"><text:span text:style-name="T14">пул</text:span></text:p>
          <draw:enhanced-geometry svg:viewBox="0 0 21600 21600" draw:type="rectangle" draw:enhanced-path="M 0 0 L 21600 0 21600 21600 0 21600 0 0 Z N"/>
        </draw:custom-shape>
        <draw:connector draw:style-name="gr6" draw:text-style-name="P17" draw:layer="layout" draw:type="line" svg:x1="13.568cm" svg:y1="14.496cm" svg:x2="20.768cm" svg:y2="14.496cm" draw:start-shape="id114" draw:start-glue-point="1" draw:end-shape="id121" svg:d="M13568 14496h7200" svg:viewBox="0 0 7201 1">
          <text:p/>
        </draw:connector>
        <draw:connector draw:style-name="gr6" draw:text-style-name="P17" draw:layer="layout" draw:type="line" svg:x1="13.568cm" svg:y1="14.696cm" svg:x2="20.968cm" svg:y2="14.696cm" draw:start-shape="id116" draw:start-glue-point="1" draw:end-shape="id122" svg:d="M13568 14696h7400" svg:viewBox="0 0 7401 1">
          <text:p/>
        </draw:connector>
        <draw:connector draw:style-name="gr6" draw:text-style-name="P17" draw:layer="layout" draw:type="line" svg:x1="13.568cm" svg:y1="14.296cm" svg:x2="20.568cm" svg:y2="14.296cm" draw:start-shape="id112" draw:start-glue-point="1" draw:end-shape="id123" draw:end-glue-point="3" svg:d="M13568 14296h7000" svg:viewBox="0 0 7001 1">
          <text:p/>
        </draw:connector>
        <draw:custom-shape draw:style-name="gr7" draw:text-style-name="P15" xml:id="id123" draw:id="id123" draw:layer="layout" svg:width="4cm" svg:height="2cm" svg:x="20.568cm" svg:y="13.296cm">
          <text:p text:style-name="P14"><text:span text:style-name="T18">процесс</text:span></text:p>
          <draw:enhanced-geometry svg:viewBox="0 0 21600 21600" draw:type="rectangle" draw:enhanced-path="M 0 0 L 21600 0 21600 21600 0 21600 0 0 Z N"/>
        </draw:custom-shape>
        <draw:g>
          <draw:path draw:style-name="gr10" draw:text-style-name="P26" draw:layer="layout" svg:width="0.629cm" svg:height="0.899cm" svg:x="11.408cm" svg:y="12.92cm" svg:viewBox="0 0 630 900" svg:d="M0 449c64-150 128-299 191-449 147 0 293 0 439 0-105 108-211 215-317 323 88 0 175 0 262 0-171 192-342 385-513 577 44-151 88-302 131-453-64 0-129 1-193 2z">
            <text:p/>
          </draw:path>
          <draw:path draw:style-name="gr11" draw:text-style-name="P26" draw:layer="layout" svg:width="0.629cm" svg:height="0.899cm" svg:x="11.408cm" svg:y="12.92cm" svg:viewBox="0 0 630 900" svg:d="M0 449c64-150 128-299 191-449 147 0 293 0 439 0-105 108-211 215-317 323 88 0 175 0 262 0-171 192-342 385-513 577 44-151 88-302 131-453-64 0-129 1-193 2z">
            <text:p/>
          </draw:path>
        </draw:g>
        <draw:g>
          <draw:path draw:style-name="gr10" draw:text-style-name="P26" draw:layer="layout" svg:width="0.629cm" svg:height="0.899cm" svg:x="20.86cm" svg:y="12.93cm" svg:viewBox="0 0 630 900" svg:d="M0 449c64-150 128-299 191-449 147 0 293 0 439 0-105 108-211 215-317 323 88 0 175 0 262 0-171 192-342 385-513 577 44-151 88-302 131-453-64 0-129 1-193 2z">
            <text:p/>
          </draw:path>
          <draw:path draw:style-name="gr11" draw:text-style-name="P26" draw:layer="layout" svg:width="0.629cm" svg:height="0.899cm" svg:x="20.86cm" svg:y="12.93cm" svg:viewBox="0 0 630 900" svg:d="M0 449c64-150 128-299 191-449 147 0 293 0 439 0-105 108-211 215-317 323 88 0 175 0 262 0-171 192-342 385-513 577 44-151 88-302 131-453-64 0-129 1-193 2z">
            <text:p/>
          </draw:path>
        </draw:g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Известно, что аутентификацию выполняет сервер БД. Но при наличии пула соединений нельзя полагаться только на нее.</text:span></text:p>
              <text:p text:style-name="P20"><text:span text:style-name="T6">Поскольку в данном случае менеджер пула является точкой входа для клиентов, он сам должен выполнять аутентификацию аналогично тому, как это делает сервер БД. Иначе любой клиент сможет получить несанкционированный доступ к уже открытому соединению (которое было аутентифицировано сервером БД один раз при открытии).</text:span></text:p>
              <text:p text:style-name="P20"><text:span text:style-name="T6">Таким образом, схема получается следующая:</text:span></text:p>
              <text:p text:style-name="P20"><text:span text:style-name="T6">1. Менеджер пула выполняет аутентификацию входящего соединения.</text:span></text:p>
              <text:p text:style-name="P27"><text:span text:style-name="T6">Для этого ему требуются настройки, более или менее аналогичные имеющимся в PostgreSQL. PgBouncer позволяет обойтись более простыми настройками, но допускает и использование обычного файла формата pg_hba.conf. Необходимо учитывать, что менеджер пула может поддерживать не все методы аутентификации. Например, PgBouncer напрямую не поддерживает GSSAPI, LDAP и т. п. (Однако поддержка PAM позволяет использовать различные методы.)</text:span></text:p>
              <text:p text:style-name="P28"><text:span text:style-name="T6">2. При успешной аутентификации, если потребуется открыть новое соединение с базой данных, менеджер пула передает PostgreSQL информацию, полученную от клиента (например, имя и пароль),</text:span><text:span text:style-name="T6"><text:line-break/></text:span><text:span text:style-name="T6">а PostgreSQL аутентифицирует входящее соединение обычным образом. (Хотя в общем случае менеджер пула может подключаться</text:span><text:span text:style-name="T6"><text:line-break/></text:span><text:span text:style-name="T6">к PostgreSQL под другой ролью, игнорируя идентификацию клиента.)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><text:s text:c="11"/></text:span><text:span text:style-name="T31">$ psql</text:span></text:p>
            <text:p text:style-name="P1"><text:span text:style-name="T31"><text:s text:c="11"/></text:span><text:span text:style-name="T3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Управление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Консоль управления PgBouncer</text:span></text:p>
                <text:list>
                  <text:list-item>
                    <text:p><text:span text:style-name="T20">подключение psql к псевдобазе pgbouncer</text:span></text:p>
                  </text:list-item>
                  <text:list-item>
                    <text:p text:style-name="P23"><text:span text:style-name="T20">SHOW — ряд команд для вывода состояния и другой информации</text:span></text:p>
                  </text:list-item>
                  <text:list-item>
                    <text:p text:style-name="P23"><text:span text:style-name="T20">PAUSE — приостановка клиентов (для перезагрузки базы данных)</text:span></text:p>
                  </text:list-item>
                  <text:list-item>
                    <text:p text:style-name="P23"><text:span text:style-name="T20">RESUME — возобновление работы</text:span></text:p>
                  </text:list-item>
                  <text:list-item>
                    <text:p text:style-name="P23"><text:span text:style-name="T20">RELOAD — перечитывание файла конфигурации</text:span></text:p>
                  </text:list-item>
                  <text:list-item>
                    <text:p><text:span text:style-name="T20">и другие возможности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Для управления PgBouncer используется консоль, к которой можно подключиться с помощью обычного psql, указывая специальную БД pgbouncer.</text:span></text:p>
              <text:p text:style-name="P20"><text:span text:style-name="T6">Консоль позволяет запрашивать состояние системы и выполнять ряд команд. Например, можно приостановить поток запросов от клиентов на время перезагрузки сервера БД и т. п.</text:span></text:p>
              <text:p text:style-name="P20"><text:span text:style-name="T19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><text:s text:c="11"/></text:span><text:span text:style-name="T31">$ psql</text:span></text:p>
            <text:p text:style-name="P1"><text:span text:style-name="T31"><text:s text:c="11"/></text:span><text:span text:style-name="T3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Особенности разработки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Действия, локализованные в сеансе, а не в транзакции</text:span></text:p>
                <text:list>
                  <text:list-item>
                    <text:p text:style-name="P23"><text:span text:style-name="T20">подготовленные операторы (PREPARE/EXECUTE)</text:span></text:p>
                  </text:list-item>
                  <text:list-item>
                    <text:p text:style-name="P23"><text:span text:style-name="T20">временные таблицы (кроме ON COMMIT DROP)</text:span></text:p>
                  </text:list-item>
                  <text:list-item>
                    <text:p text:style-name="P23"><text:span text:style-name="T20">функция currval</text:span></text:p>
                  </text:list-item>
                  <text:list-item>
                    <text:p text:style-name="P23"><text:span text:style-name="T20">установка конфигурационных параметров (SET/RESET)</text:span></text:p>
                  </text:list-item>
                  <text:list-item>
                    <text:p text:style-name="P23"><text:span text:style-name="T20">рекомендательные блокировки на уровне сеанса</text:span></text:p>
                  </text:list-item>
                  <text:list-item>
                    <text:p text:style-name="P23"><text:span text:style-name="T20">межпроцессные уведомления (LISTEN/NOTIFY)</text:span></text:p>
                  </text:list-item>
                  <text:list-item>
                    <text:p text:style-name="P23"><text:span text:style-name="T20">курсоры с фразой WITH HOLD</text:span></text:p>
                  </text:list-item>
                  <text:list-item>
                    <text:p text:style-name="P23"><text:span text:style-name="T20">загрузка разделяемых библиотек (LOAD)</text:span></text:p>
                  </text:list-item>
                  <text:list-item>
                    <text:p text:style-name="P23"><text:span text:style-name="T20">расширения, сохраняющие состояние на уровне сеанса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Режим </text:span><text:span text:style-name="T23">«</text:span><text:span text:style-name="T6">пула транзакций</text:span><text:span text:style-name="T23">» имеет для разработчика приложений особенности, связанные с тем, что две транзакции, выполняемые</text:span><text:span text:style-name="T23"><text:line-break/></text:span><text:span text:style-name="T23">в </text:span><text:span text:style-name="T32">одном</text:span><text:span text:style-name="T23"> клиентском сеансе, могут выполняться в </text:span><text:span text:style-name="T32">разных</text:span><text:span text:style-name="T23"> сеансах сервера БД. Поэтому не будут работать (точнее, будут работать не так, как задумано) любые команды, действие которых распространяется</text:span><text:span text:style-name="T23"><text:line-break/></text:span><text:span text:style-name="T23">на время сеанса, а не транзакции.</text:span></text:p>
              <text:p text:style-name="P20"><text:span text:style-name="T23">К ним относятся подготовленные операторы (если подготовкой управляет клиент), использование временных таблиц, функции currval, установка параметров и рекомендательных блокировок на уровне сеанса, межпроцессные уведомления, курсоры WITH HOLD, загрузка разделяемых библиотек в сеансе, установка таймаута бездействия сеанса (</text:span><text:span text:style-name="T32">idle_session_timeout</text:span><text:span text:style-name="T23">) и подобные. А также расширения, реализующие «глобальные переменные» уровня сеанса, такие как pg_variables (</text:span><text:span text:style-name="T25"><text:a xlink:href="https://postgrespro.ru/docs/enterprise/16/pg-variables" xlink:type="simple">https://postgrespro.ru/docs/enterprise/16/pg-variables</text:a></text:span><text:span text:style-name="T23">).</text:span></text:p>
              <text:p text:style-name="P20"><text:span text:style-name="T33">В версии pgBouncer </text:span><text:span text:style-name="T23">1.21 (16.10.2023) реализована поддержка подготовленных операторов на стороне клиента. Надо учитывать,</text:span><text:span text:style-name="T23"><text:line-break/></text:span><text:span text:style-name="T23">что команды уровня SQL (PREPARE, EXECUTE, DEALLOCATE)</text:span><text:span text:style-name="T23"><text:line-break/></text:span><text:span text:style-name="T23">по-прежнему направляются напрямую на сервер, поэтому подготовка операторов будет работать только при использовании драйверов, непосредственно формирующих сообщения протокола (например,</text:span><text:span text:style-name="T23"><text:line-break/></text:span><text:span text:style-name="T23">для python или perl).</text:span></text:p>
              <text:p text:style-name="P20"><text:span text:style-name="T25"><text:a xlink:href="https://www.pgbouncer.org/changelog.html#pgbouncer-121x" xlink:type="simple">https://www.pgbouncer.org/changelog.html#pgbouncer-121x</text:a></text:span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><text:s text:c="11"/></text:span><text:span text:style-name="T31">$ psql</text:span></text:p>
            <text:p text:style-name="P1"><text:span text:style-name="T31"><text:s text:c="11"/></text:span><text:span text:style-name="T3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Подготовка соединений</text:span></text:p>
          </draw:text-box>
        </draw:frame>
        <draw:frame presentation:style-name="pr4" draw:text-style-name="P12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чальные действия и изоляция</text:span></text:p>
              </text:list-item>
            </text:list>
          </draw:text-box>
        </draw:frame>
        <draw:custom-shape draw:style-name="gr13" draw:text-style-name="P31" xml:id="id124" draw:id="id124" draw:layer="layout" svg:width="5.4cm" svg:height="1.8cm" svg:x="2.918cm" svg:y="10.362cm">
          <text:p text:style-name="P30"><text:span text:style-name="T34">connect_query</text:span></text:p>
          <draw:enhanced-geometry svg:viewBox="0 0 21600 21600" draw:path-stretchpoint-x="10800" draw:path-stretchpoint-y="10800" draw:text-areas="?f3 ?f4 ?f5 ?f6" draw:type="round-rectangle" draw:modifiers="5753.52323838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31" xml:id="id126" draw:id="id126" draw:layer="layout" svg:width="6.7cm" svg:height="1.8cm" svg:x="16.751cm" svg:y="10.363cm">
          <text:p text:style-name="P30"><text:span text:style-name="T34">server_reset_query</text:span></text:p>
          <draw:enhanced-geometry svg:viewBox="0 0 21600 21600" draw:path-stretchpoint-x="10800" draw:path-stretchpoint-y="10800" draw:text-areas="?f3 ?f4 ?f5 ?f6" draw:type="round-rectangle" draw:modifiers="5753.523238380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3" xml:id="id125" draw:id="id125" draw:layer="layout" svg:width="5.59cm" svg:height="2.2cm" svg:x="9.906cm" svg:y="10.17cm">
          <text:p text:style-name="P32"><text:span text:style-name="T35">соединение</text:span><text:span text:style-name="T35"><text:line-break/></text:span><text:span text:style-name="T35">используется</text:span></text:p>
          <draw:enhanced-geometry svg:viewBox="0 0 21600 21600" draw:type="rectangle" draw:enhanced-path="M 0 0 L 21600 0 21600 21600 0 21600 0 0 Z N"/>
        </draw:custom-shape>
        <draw:connector draw:style-name="gr16" draw:text-style-name="P34" draw:layer="layout" draw:type="curve" svg:x1="8.318cm" svg:y1="11.262cm" svg:x2="9.906cm" svg:y2="11.27cm" draw:start-shape="id124" draw:start-glue-point="1" draw:end-shape="id125" draw:end-glue-point="3" svg:d="M8318 11262c1192 0 399 8 1588 8" svg:viewBox="0 0 1589 9">
          <text:p/>
        </draw:connector>
        <draw:connector draw:style-name="gr16" draw:text-style-name="P34" draw:layer="layout" draw:type="curve" svg:x1="1.318cm" svg:y1="11.266cm" svg:x2="2.906cm" svg:y2="11.274cm" svg:d="M1318 11266c1192 0 399 8 1588 8" svg:viewBox="0 0 1589 9">
          <text:p/>
        </draw:connector>
        <draw:connector draw:style-name="gr16" draw:text-style-name="P34" draw:layer="layout" draw:type="curve" svg:x1="15.496cm" svg:y1="11.27cm" svg:x2="16.751cm" svg:y2="11.263cm" draw:start-shape="id125" draw:start-glue-point="1" draw:end-shape="id126" svg:d="M15496 11270c942 0 315-7 1255-7" svg:viewBox="0 0 1256 8">
          <text:p/>
        </draw:connector>
        <draw:connector draw:style-name="gr16" draw:text-style-name="P34" draw:layer="layout" draw:type="curve" draw:line-skew="1.006cm" svg:x1="20.101cm" svg:y1="12.163cm" svg:x2="12.701cm" svg:y2="12.37cm" draw:start-shape="id126" draw:start-glue-point="2" draw:end-shape="id125" draw:end-glue-point="2" svg:d="M20101 12163c0 2571-7400 2467-7400 207" svg:viewBox="0 0 7401 1916">
          <text:p/>
        </draw:connector>
        <draw:connector draw:style-name="gr16" draw:text-style-name="P34" draw:layer="layout" draw:type="curve" svg:x1="23.418cm" svg:y1="11.27cm" svg:x2="25.006cm" svg:y2="11.278cm" svg:d="M23418 11270c1192 0 399 8 1588 8" svg:viewBox="0 0 1589 9">
          <text:p/>
        </draw:connector>
        <draw:frame draw:style-name="gr17" draw:text-style-name="P36" draw:layer="layout" svg:width="8.648cm" svg:height="1.18cm" svg:x="16.652cm" svg:y="9.064cm">
          <draw:text-box>
            <text:p text:style-name="P35"><text:span text:style-name="T36">server_reset_query_always</text:span><text:span text:style-name="T37"> = off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6" draw:text-style-name="P22" draw:layer="layout" svg:width="16.799cm" svg:height="14.321cm" svg:x="2.1cm" svg:y="14.107cm" presentation:class="notes" presentation:user-transformed="true">
            <draw:text-box>
              <text:p text:style-name="P20"><text:span text:style-name="T6">PgBouncer предоставляет параметры, позволяющие с помощью SQL-команды</text:span></text:p>
              <text:list text:style-name="L1">
                <text:list-item>
                  <text:p text:style-name="P21"><text:span text:style-name="T6">настраивать только что открытое соединение,</text:span></text:p>
                </text:list-item>
                <text:list-item>
                  <text:p text:style-name="P21"><text:span text:style-name="T6">очищать состояние соединения после использования его клиентом.</text:span></text:p>
                </text:list-item>
              </text:list>
              <text:p text:style-name="P20"><text:span text:style-name="T21">Запрос, заданный в атрибуте </text:span><text:span text:style-name="T38">connect_query </text:span><text:span text:style-name="T39">строки соединения</text:span><text:span text:style-name="T21">, отрабатывает при открытии соединения </text:span><text:span text:style-name="T6">(перед тем, как оно будет выдано первому клиенту).</text:span></text:p>
              <text:p text:style-name="P37"><text:span text:style-name="T39">Запрос, заданный в параметре </text:span><text:span text:style-name="T38">server_reset_query</text:span><text:span text:style-name="T21">, по умолчанию срабатывает только в режиме пула сеансов и полностью сбрасывает состояние сеанса, включая содержимое всех кешей. Если установить </text:span><text:span text:style-name="T38">server_reset_query_always</text:span><text:span text:style-name="T21"> = on, запрос будет срабатывать и в режиме пула транзакций. Тогда, если приложение не обеспечивает должную изоляцию действий в транзакции, в такой запрос можно поместить действия по принудительной изоляции, такие как сброс параметров сеанса, удаление подготовленных операторов, очистка временных таблиц и др.</text:span></text:p>
              <text:p text:style-name="P37"><text:span text:style-name="T21"/></text:p>
            </draw:text-box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8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12" draw:text-style-name="P29" draw:layer="layout" svg:width="17.893cm" svg:height="11.728cm" svg:x="5.054cm" svg:y="6.182cm">
          <draw:image xlink:href="Pictures/10000201000001B9000001213E8B7A91CF864300.png" xlink:type="simple" xlink:show="embed" xlink:actuate="onLoad" loext:mime-type="image/png">
            <text:p text:style-name="P1"><text:span text:style-name="T31"/></text:p>
            <text:p text:style-name="P1"><text:span text:style-name="T31"/></text:p>
            <text:p text:style-name="P1"><text:span text:style-name="T31"/></text:p>
            <text:p text:style-name="P1"><text:span text:style-name="T31"><text:s text:c="11"/></text:span><text:span text:style-name="T31">$ psql</text:span></text:p>
            <text:p text:style-name="P1"><text:span text:style-name="T31"><text:s text:c="11"/></text:span><text:span text:style-name="T31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38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На каждое клиентское соединение создается обслуживающий процесс на сервере</text:span></text:p>
              </text:list-item>
              <text:list-item>
                <text:p text:style-name="P9"><text:span text:style-name="T11">Большие количество соединений приводит к проблемам</text:span></text:p>
              </text:list-item>
              <text:list-item>
                <text:p text:style-name="P9"><text:span text:style-name="T11">Пул соединений позволяет одновременно работать многим клиентам, ограничивая количество соединений с сервером</text:span></text:p>
              </text:list-item>
              <text:list-item>
                <text:p text:style-name="P9"><text:span text:style-name="T11">Транзакционный режим пула имеет особенности</text:span><text:span text:style-name="T11"><text:line-break/></text:span><text:span text:style-name="T11">с точки зрения разработки приложений</text:span></text:p>
              </text:list-item>
              <text:list-item>
                <text:p text:style-name="P9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5" draw:text-style-name="P3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" presentation:presentation-page-layout-name="AL1T1">
        <office:forms form:automatic-focus="false" form:apply-design-mode="false"/>
        <draw:frame presentation:style-name="pr10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1" draw:text-style-name="P41" draw:layer="layout" svg:width="25.6cm" svg:height="14.4cm" svg:x="1.2cm" svg:y="4.8cm" presentation:class="outline">
          <draw:text-box>
            <text:list text:style-name="L4">
              <text:list-item>
                <text:p text:style-name="P40"><text:span text:style-name="T24">Убедитесь, что при работе приложения через пул соединений (порт 6432) разные пользователи обычно видят одну и ту же <text:s/>корзину. Выясните причину ошибки и исправьте код хранимых функций так, чтобы приложение работало корректно как без пула соединений, так и с ним.</text:span></text:p>
              </text:list-item>
              <text:list-item>
                <text:p text:style-name="P40"><text:span text:style-name="T24">Использование пула мешает выводу в журнал сообщений сервера информации, относящейся только к одному клиенту. Наше приложение вызывает в начале каждой транзакции функцию webapi.trace (или empapi.trace), если в служебной панели установлен признак трассировки. Реализуйте эти функции так, чтобы они устанавливали параметр сервера </text:span><text:span text:style-name="T40">log_min_duration_statements</text:span><text:span text:style-name="T24"> = 0 и облегчали идентификацию клиента. Проверьте работу по журналу сообщений.</text:span></text:p>
              </text:list-item>
            </text:list>
          </draw:text-box>
        </draw:frame>
        <draw:g draw:name="book">
          <draw:custom-shape draw:style-name="gr18" draw:text-style-name="P42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9" draw:text-style-name="P43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0" draw:text-style-name="P43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1" draw:text-style-name="P42" draw:layer="layout" svg:width="1.309cm" svg:height="0.703cm" draw:transform="rotate (1.5707963267949) translate (9.67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2" draw:text-style-name="P43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3" draw:text-style-name="P43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4" draw:text-style-name="P43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25" draw:text-style-name="P43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2" draw:text-style-name="P44" draw:layer="layout" svg:width="16.799cm" svg:height="15.121cm" svg:x="2.1cm" svg:y="14.107cm" presentation:class="notes" presentation:user-transformed="true">
            <draw:text-box>
              <text:p text:style-name="P20"><text:span text:style-name="T23">Во всех темах курса, начиная с этой, мы будем использовать подключение через пул соединений на порту 6432 (настройка по умолчанию). Pgbouncer настроен точно так же, как было показано</text:span><text:span text:style-name="T23"><text:line-break/></text:span><text:span text:style-name="T23">в демонстрации.</text:span></text:p>
              <text:p text:style-name="P20"><text:span text:style-name="T23"/></text:p>
              <text:p text:style-name="P20"><text:span text:style-name="T23">1. Проблема воспроизводится следующим образом. Откройте две вкладки браузера с книжным магазином. В первой войдите как alice</text:span><text:span text:style-name="T23"><text:line-break/></text:span><text:span text:style-name="T23">и положите в корзину одну или несколько книг. Во второй зайдите как bob и проверьте корзину.</text:span></text:p>
              <text:p text:style-name="P20"><text:span text:style-name="T23">Поскольку один пользователь видит корзину другого пользователя, можно предположить, что дело в разграничении доступа. Чтобы понять, в каком месте следует искать проблему, вспомните материал темы «Приложение 2.0».</text:span></text:p>
              <text:p text:style-name="P20"><text:span text:style-name="T23"/></text:p>
              <text:p text:style-name="P20"><text:span text:style-name="T23">2. Необходимые функции уже имеются в базе данных, но ничего не делают. Функция webapi.trace принимает на вход токен аутентификации (или NULL, если пользователь не вошел в систему).</text:span></text:p>
              <text:p text:style-name="P20"><text:span text:style-name="T23">Для идентификации можно использовать параметр </text:span><text:span text:style-name="T32">log_line_prefix</text:span><text:span text:style-name="T32"><text:line-break/></text:span><text:span text:style-name="T23">с маской %a, выводящей имя приложения. Имя приложения устанавливается параметром </text:span><text:span text:style-name="T32">application_name</text:span><text:span text:style-name="T23">, в которое можно записать имя пользователя, если оно известно.</text:span></text:p>
            </draw:text-box>
          </draw:frame>
        </presentation:notes>
      </draw:page>
      <draw:page draw:name="page20" draw:style-name="dp1" draw:master-page-name="master" presentation:presentation-page-layout-name="AL1T1">
        <office:forms form:automatic-focus="false" form:apply-design-mode="false"/>
        <draw:frame presentation:style-name="pr7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3" draw:text-style-name="P45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40"><text:span text:style-name="T24">В двух сеансах подключитесь к базе student ролью student через пул соединений. В третьем сеансе подключитесь</text:span><text:span text:style-name="T24"><text:line-break/></text:span><text:span text:style-name="T24">к консоли pgbouncer и изучите вывод команд </text:span><text:span text:style-name="T41">SHOW CLIENTS и SHOW SERVERS</text:span><text:span text:style-name="T24">.</text:span></text:p>
              </text:list-item>
              <text:list-item>
                <text:p text:style-name="P40"><text:span text:style-name="T24">Перепишите следующий фрагмент SQL-кода так, чтобы он корректно выполнялся при использовании пула соединений:</text:span><text:span text:style-name="T24"><text:line-break/></text:span><text:span text:style-name="T42"> </text:span><text:span text:style-name="T24"><text:line-break/></text:span><text:span text:style-name="T43">INSERT INTO master(id, s)</text:span><text:span text:style-name="T43"><text:line-break/></text:span><text:span text:style-name="T43"> <text:s text:c="3"/>SELECT nextval('m_seq'), 'm1';</text:span><text:span text:style-name="T43"><text:line-break/></text:span><text:span text:style-name="T43">INSERT INTO detail(id, m_id, s)</text:span><text:span text:style-name="T43"><text:line-break/></text:span><text:span text:style-name="T43"> <text:s text:c="3"/>SELECT nextval('d_seq'), currval('m_seq'), 'd1';</text:span></text:p>
              </text:list-item>
              <text:list-item>
                <text:p text:style-name="P40"><text:span text:style-name="T24">Воспроизведите проблему с рекомендательными блокировками уровня сеанса при использовании пула соединений в режиме транзакций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4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Sans2" svg:font-family="'Liberation Sans'" style:font-family-generic="swiss"/>
    <style:font-face style:name="Liberation Sans1" svg:font-family="'Liberation Sans'" style:font-adornments="Regular" style:font-family-generic="swiss"/>
    <style:font-face style:name="Liberation Mono6" svg:font-family="'Liberation Mono'" style:font-pitch="fixed"/>
    <style:font-face style:name="Liberation Mono3" svg:font-family="'Liberation Mono'" style:font-family-generic="modern" style:font-pitch="fixed"/>
    <style:font-face style:name="Liberation Mono" svg:font-family="'Liberation Mono', 'Courier New'" style:font-family-generic="modern" style:font-pitch="fixed"/>
    <style:font-face style:name="Liberation Mono5" svg:font-family="'Liberation Mono'" style:font-pitch="variable"/>
    <style:font-face style:name="Liberation Sans7" svg:font-family="'Liberation Sans'" style:font-pitch="variable"/>
    <style:font-face style:name="OpenSymbol1" svg:font-family="OpenSymbol, 'Arial Unicode MS'" style:font-pitch="variable"/>
    <style:font-face style:name="Liberation Mono4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6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Mono2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4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7" svg:font-family="'Liberation Mono', 'Courier New'" style:font-family-generic="system" style:font-pitch="variable"/>
    <style:font-face style:name="OpenSymbol4" svg:font-family="OpenSymbol, 'Arial Unicode MS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0" draw:border="0%"/>
    <draw:gradient draw:name="Filled_20_Blue" draw:display-name="Filled Blue" draw:style="linear" draw:start-color="#729fcf" draw:end-color="#355269" draw:start-intensity="100%" draw:end-intensity="100%" draw:angle="3000" draw:border="0%"/>
    <draw:gradient draw:name="Filled_20_Green" draw:display-name="Filled Green" draw:style="linear" draw:start-color="#77bc65" draw:end-color="#127622" draw:start-intensity="100%" draw:end-intensity="100%" draw:angle="3000" draw:border="0%"/>
    <draw:gradient draw:name="Filled_20_Red" draw:display-name="Filled Red" draw:style="linear" draw:start-color="#ff6d6d" draw:end-color="#c9211e" draw:start-intensity="100%" draw:end-intensity="100%" draw:angle="3000" draw:border="0%"/>
    <draw:gradient draw:name="Filled_20_Yellow" draw:display-name="Filled Yellow" draw:style="linear" draw:start-color="#ffde59" draw:end-color="#b47804" draw:start-intensity="100%" draw:end-intensity="100%" draw:angle="3000" draw:border="0%"/>
    <draw:gradient draw:name="Gradient_20_2" draw:display-name="Gradient 2" draw:style="linear" draw:start-color="#e6e6ff" draw:end-color="#f0e6ff" draw:start-intensity="100%" draw:end-intensity="100%" draw:angle="30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2" draw:display-name="Transparency 2" draw:style="linear" draw:start="100%" draw:end="50%" draw:angle="0" draw:border="25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5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5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shrink-to-fit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shrink-to-fit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2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loext:mime-type="image/x-wmf">
          <text:p/>
        </draw:image>
        <draw:image xlink:href="Pictures/1000020100000162000000943D264FD9C4862A65.png" xlink:type="simple" xlink:show="embed" xlink:actuate="onLoad" loext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0718B814CD2AB836.jpg" xlink:type="simple" xlink:show="embed" xlink:actuate="onLoad" loext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loext:mime-type="image/svg+xml">
          <text:p/>
        </draw:image>
        <draw:image xlink:href="Pictures/100002010000041E000001DBA002318E9994B0B7.png" xlink:type="simple" xlink:show="embed" xlink:actuate="onLoad" loext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15-06-03T14:43:57.008538571</meta:creation-date>
    <meta:editing-duration>P3DT2H23M45S</meta:editing-duration>
    <meta:editing-cycles>164</meta:editing-cycles>
    <meta:generator>LibreOffice/6.4.7.2$MacOSX_X86_64 LibreOffice_project/639b8ac485750d5696d7590a72ef1b496725cfb5</meta:generator>
    <dc:date>2024-08-10T20:45:00.139900737</dc:date>
    <dc:creator>Егориус </dc:creator>
    <meta:document-statistic meta:object-count="364"/>
    <meta:template xlink:type="simple" xlink:actuate="onRequest" xlink:title="master" xlink:href="../../../../../.config/libreoffice/4/user/template/master.otp" meta:date="2015-06-03T14:43:56.815095550"/>
  </office:meta>
</office:document-meta>
</file>